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-width="0.508cm" draw:marker-end-width="0.508cm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102cm" svg:stroke-color="#579d1c" draw:marker-start-width="0.509cm" draw:marker-end-width="0.509cm" draw:fill="solid" draw:fill-color="#99cc99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76666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svg:stroke-width="0.102cm" svg:stroke-color="#ff3333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336600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draw:marker-start="Arrow_20_concave" draw:marker-start-width="0.508cm" draw:marker-end="Arrow_20_concave" draw:marker-end-width="0.508cm" draw:fill="none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draw:stroke="dash" draw:stroke-dash="Fine_20_Dashed" draw:fill="none" draw:textarea-vertical-align="middle"/>
    </style:style>
    <style:style style:name="gr18" style:family="graphic" style:parent-style-name="objectwithoutfill">
      <style:graphic-properties svg:stroke-color="#ff3333" draw:fill="none" draw:textarea-vertical-align="middle"/>
    </style:style>
    <style:style style:name="gr19" style:family="graphic" style:parent-style-name="objectwithoutfill">
      <style:graphic-properties svg:stroke-color="#ff33ff" draw:fill="none" draw:textarea-vertical-align="middle"/>
    </style:style>
    <style:style style:name="gr20" style:family="graphic" style:parent-style-name="objectwithoutfill">
      <style:graphic-properties svg:stroke-color="#ff00cc" draw:fill="none" draw:textarea-vertical-align="middle"/>
    </style:style>
    <style:style style:name="gr21" style:family="graphic" style:parent-style-name="standard">
      <style:graphic-properties draw:stroke="none" svg:stroke-color="#00ccff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0.87cm"/>
    </style:style>
    <style:style style:name="gr24" style:family="graphic" style:parent-style-name="objectwithoutfill">
      <style:graphic-properties svg:stroke-color="#66cc00" draw:fill="none" draw:textarea-vertical-align="middle"/>
    </style:style>
    <style:style style:name="gr25" style:family="graphic" style:parent-style-name="objectwithoutfill">
      <style:graphic-properties svg:stroke-color="#00ccff" draw:fill="none" draw:textarea-vertical-align="middle"/>
    </style:style>
    <style:style style:name="gr26" style:family="graphic" style:parent-style-name="objectwithoutfill">
      <style:graphic-properties draw:stroke="dash" draw:stroke-dash="Fine_20_Dashed" svg:stroke-color="#00ccff" draw:fill="none" draw:textarea-vertical-align="middle"/>
    </style:style>
    <style:style style:name="gr27" style:family="graphic" style:parent-style-name="objectwithoutfill">
      <style:graphic-properties svg:stroke-color="#000000" draw:fill="none" draw:textarea-vertical-align="middle"/>
    </style:style>
    <style:style style:name="gr28" style:family="graphic" style:parent-style-name="standard">
      <style:graphic-properties draw:stroke="none" draw:fill="none" fo:min-height="0.417cm"/>
    </style:style>
    <style:style style:name="gr29" style:family="graphic" style:parent-style-name="standard">
      <style:graphic-properties svg:stroke-width="0.102cm" svg:stroke-color="#ff420e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style:text-underline-style="none" fo:font-weight="normal" style:font-weight-asian="normal" style:font-weight-complex="normal"/>
    </style:style>
    <style:style style:name="P4" style:family="paragraph">
      <style:text-properties fo:color="#ff3333" fo:font-weight="bold" style:font-weight-asian="bold" style:font-weight-complex="bold"/>
    </style:style>
    <style:style style:name="P5" style:family="paragraph">
      <style:text-properties fo:color="#ff3333"/>
    </style:style>
    <style:style style:name="P6" style:family="paragraph">
      <style:text-properties fo:color="#ff00cc" fo:font-weight="bold" style:font-weight-asian="bold" style:font-weight-complex="bold"/>
    </style:style>
    <style:style style:name="P7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color="#66cc00" fo:font-size="18pt" fo:font-weight="bold" style:font-weight-asian="bold" style:font-weight-complex="bold"/>
    </style:style>
    <style:style style:name="P11" style:family="paragraph">
      <style:text-properties fo:color="#66cc00" fo:font-size="18pt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text-properties fo:font-size="18pt"/>
    </style:style>
    <style:style style:name="P13" style:family="paragraph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style:text-properties fo:color="#669900" fo:font-size="18pt"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style:text-properties fo:font-size="20pt"/>
    </style:style>
    <style:style style:name="P16" style:family="paragraph">
      <style:text-properties fo:color="#00ccff" fo:font-size="18pt" fo:font-weight="bold" style:font-weight-asian="bold" style:font-weight-complex="bold"/>
    </style:style>
    <style:style style:name="P17" style:family="paragraph">
      <style:text-properties fo:color="#00ccff" fo:font-size="18pt" style:text-underline-style="solid" style:text-underline-width="auto" style:text-underline-color="font-color" fo:font-weight="bold" style:font-weight-asian="bold" style:font-weight-complex="bold"/>
    </style:style>
    <style:style style:name="P18" style:family="paragraph">
      <style:text-properties fo:font-size="18pt" fo:font-weight="bold" style:font-weight-asian="bold" style:font-weight-complex="bold"/>
    </style:style>
    <style:style style:name="P19" style:family="paragraph">
      <style:text-properties fo:font-size="18pt" style:text-underline-style="none" fo:font-weight="normal" style:font-weight-asian="normal" style:font-weight-complex="normal"/>
    </style:style>
    <style:style style:name="P20" style:family="paragraph">
      <style:text-properties fo:color="#ff00ff" fo:font-size="18pt" style:text-underline-style="none" fo:font-weight="bold" style:font-weight-asian="bold" style:font-weight-complex="bold"/>
    </style:style>
    <style:style style:name="P21" style:family="paragraph">
      <style:text-properties fo:color="#ff00ff" fo:font-size="18pt" fo:font-weight="bold" style:font-weight-asian="bold" style:font-weight-complex="bold"/>
    </style:style>
    <style:style style:name="P22" style:family="paragraph">
      <style:text-properties fo:color="#ff00ff" fo:font-size="18pt"/>
    </style:style>
    <style:style style:name="P23" style:family="paragraph">
      <style:paragraph-properties style:text-autospace="none"/>
    </style:style>
    <style:style style:name="P24" style:family="paragraph">
      <style:paragraph-properties style:text-autospace="none"/>
      <style:text-properties fo:color="#3f7f5f" style:font-name="Monospace1" fo:font-size="18pt" style:font-name-asian="Monospace1" style:font-size-asian="18pt" style:font-name-complex="Monospace1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fo:color="#ff3333"/>
    </style:style>
    <style:style style:name="T5" style:family="text">
      <style:text-properties fo:color="#ff00cc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66cc00" fo:font-size="18pt" fo:font-weight="bold" style:font-weight-asian="bold" style:font-weight-complex="bold"/>
    </style:style>
    <style:style style:name="T11" style:family="text">
      <style:text-properties fo:color="#66cc00" fo:font-size="18pt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size="18pt"/>
    </style:style>
    <style:style style:name="T13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color="#669900" fo:font-size="18pt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color="#00ccff" fo:font-size="18pt" fo:font-weight="bold" style:font-weight-asian="bold" style:font-weight-complex="bold"/>
    </style:style>
    <style:style style:name="T16" style:family="text">
      <style:text-properties fo:color="#00ccff" fo:font-size="18pt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8pt" style:text-underline-style="none" fo:font-weight="normal" style:font-weight-asian="normal" style:font-weight-complex="normal"/>
    </style:style>
    <style:style style:name="T19" style:family="text">
      <style:text-properties fo:color="#ff00ff" fo:font-size="18pt" style:text-underline-style="none" fo:font-weight="bold" style:font-weight-asian="bold" style:font-weight-complex="bold"/>
    </style:style>
    <style:style style:name="T20" style:family="text">
      <style:text-properties fo:color="#ff00ff" fo:font-size="18pt" fo:font-weight="bold" style:font-weight-asian="bold" style:font-weight-complex="bold"/>
    </style:style>
    <style:style style:name="T21" style:family="text">
      <style:text-properties fo:color="#ff00ff" fo:font-size="18pt"/>
    </style:style>
    <style:style style:name="T22" style:family="text">
      <style:text-properties fo:font-variant="normal" fo:text-transform="none" fo:color="#3f7f5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18.796cm" svg:height="18.796cm" svg:x="7.112cm" svg:y="1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318cm" svg:height="1.016cm" svg:x="5.04cm" svg:y="10.452cm">
          <text:p text:style-name="P1">ssh.pasteur.f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366cm" svg:height="6.604cm" svg:x="13.524cm" svg:y="2.5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508cm" svg:x="17.334cm" svg:y="4.3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508cm" svg:x="17.334cm" svg:y="4.9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508cm" svg:x="17.334cm" svg:y="5.5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508cm" svg:x="17.334cm" svg:y="6.1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508cm" svg:x="17.334cm" svg:y="6.7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508cm" svg:x="17.334cm" svg:y="7.3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508cm" svg:x="17.334cm" svg:y="3.7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508cm" svg:x="17.334cm" svg:y="3.1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18cm" svg:height="1.016cm" svg:x="11.492cm" svg:y="4.334cm">
          <text:p text:style-name="P1">bic.pasteur.f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35cm" svg:height="1.016cm" svg:x="9.968cm" svg:y="6.134cm">
          <text:p text:style-name="P1">central-bio.pasteur.f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778cm" svg:height="2.54cm" svg:x="13.838cm" svg:y="14.5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1.778cm" svg:height="2.54cm" svg:x="15.939cm" svg:y="14.53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1.778cm" svg:height="2.54cm" svg:x="18.04cm" svg:y="14.53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7.62cm" svg:height="3.048cm" svg:x="13.076cm" svg:y="14.2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18cm" svg:height="1.016cm" svg:x="1.64cm" svg:y="4.252cm">
          <text:p text:style-name="P1">PC @ 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.27cm" svg:height="5.334cm" svg:x="16.672cm" svg:y="2.8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" draw:text-style-name="P1" draw:layer="layout" svg:width="4.318cm" svg:height="1.016cm" svg:x="18.804cm" svg:y="10.568cm">
          <text:p text:style-name="P1">PC @ pasteu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2.509cm" svg:height="0.962cm" svg:x="15.448cm" svg:y="1.632cm">
          <draw:text-box>
            <text:p>Cluster</text:p>
          </draw:text-box>
        </draw:frame>
        <draw:frame draw:style-name="gr8" draw:text-style-name="P1" draw:layer="layout" svg:width="6.772cm" svg:height="1.673cm" svg:x="13.108cm" svg:y="17.38cm">
          <draw:text-box>
            <text:p text:style-name="P1">Storage(atlas)</text:p>
            <text:p text:style-name="P1">(homes/unites/projets)</text:p>
          </draw:text-box>
        </draw:frame>
        <draw:connector draw:style-name="gr9" draw:text-style-name="P1" draw:layer="layout" draw:type="line" svg:x1="16.51cm" svg:y1="1.016cm" svg:x2="16.51cm" svg:y2="1.016cm" draw:start-shape="id1" draw:end-shape="id1" svg:d="M16510 1016z" svg:viewBox="0 0 1 1">
          <text:p/>
        </draw:connector>
        <draw:connector draw:style-name="gr9" draw:text-style-name="P1" draw:layer="layout" draw:type="line" svg:x1="16.51cm" svg:y1="1.016cm" svg:x2="16.51cm" svg:y2="1.016cm" draw:start-shape="id1" draw:end-shape="id1" svg:d="M16510 1016z" svg:viewBox="0 0 1 1">
          <text:p/>
        </draw:connector>
        <draw:connector draw:style-name="gr10" draw:text-style-name="P1" draw:layer="layout" draw:type="line" svg:x1="9.77cm" svg:y1="11.684cm" svg:x2="12.7cm" svg:y2="14.273cm" svg:d="M9770 11684l2930 2589" svg:viewBox="0 0 2931 2590">
          <text:p/>
        </draw:connector>
        <draw:connector draw:style-name="gr10" draw:text-style-name="P1" draw:layer="layout" draw:type="line" svg:x1="13.97cm" svg:y1="14.227cm" svg:x2="13.999cm" svg:y2="9.16cm" svg:d="M13970 14227l29-5067" svg:viewBox="0 0 30 5068">
          <text:p/>
        </draw:connector>
        <draw:connector draw:style-name="gr10" draw:text-style-name="P1" draw:layer="layout" draw:type="line" svg:x1="9.77cm" svg:y1="11.685cm" svg:x2="12.7cm" svg:y2="14.274cm" svg:d="M9770 11685l2930 2589" svg:viewBox="0 0 2931 2590">
          <text:p/>
        </draw:connector>
        <draw:connector draw:style-name="gr10" draw:text-style-name="P1" draw:layer="layout" draw:type="line" svg:x1="16.51cm" svg:y1="1.016cm" svg:x2="16.51cm" svg:y2="1.016cm" draw:start-shape="id1" draw:end-shape="id1" svg:d="M16510 1016z" svg:viewBox="0 0 1 1">
          <text:p/>
        </draw:connector>
        <draw:connector draw:style-name="gr10" draw:text-style-name="P1" draw:layer="layout" draw:type="line" svg:x1="8.971cm" svg:y1="10.121cm" svg:x2="11.976cm" svg:y2="7.62cm" svg:d="M8971 10121l3005-2501" svg:viewBox="0 0 3006 2502">
          <text:p/>
        </draw:connector>
        <draw:connector draw:style-name="gr10" draw:text-style-name="P1" draw:layer="layout" draw:type="line" svg:x1="19.983cm" svg:y1="11.684cm" svg:x2="18.288cm" svg:y2="14.095cm" svg:d="M19983 11684l-1695 2411" svg:viewBox="0 0 1696 2412">
          <text:p/>
        </draw:connector>
        <draw:connector draw:style-name="gr10" draw:text-style-name="P1" draw:layer="layout" draw:type="line" svg:x1="3.528cm" svg:y1="5.519cm" svg:x2="5.491cm" svg:y2="10.157cm" svg:d="M3528 5519l1963 4638" svg:viewBox="0 0 1964 4639">
          <text:p/>
        </draw:connector>
        <draw:connector draw:style-name="gr10" draw:text-style-name="P1" draw:layer="layout" draw:type="line" svg:x1="17.018cm" svg:y1="9.16cm" svg:x2="19.563cm" svg:y2="10.47cm" svg:d="M17018 9160l2545 1310" svg:viewBox="0 0 2546 1311">
          <text:p/>
        </draw:connector>
        <draw:g>
          <draw:custom-shape draw:style-name="gr11" draw:text-style-name="P1" draw:layer="layout" svg:width="25.326cm" svg:height="19.704cm" svg:x="1.307cm" svg:y="0.56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5.908cm" svg:height="20.32cm" svg:x="1.016cm" svg:y="0.254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4" draw:text-style-name="P2" draw:layer="layout" svg:width="0.762cm" svg:height="0.962cm" svg:x="3.502cm" svg:y="4.31cm">
          <draw:text-box>
            <text:p><text:span text:style-name="T1">/</text:span></text:p>
          </draw:text-box>
        </draw:frame>
        <draw:frame draw:style-name="gr8" draw:text-style-name="P3" draw:layer="layout" svg:width="1.734cm" svg:height="0.962cm" svg:x="5.006cm" svg:y="5.942cm">
          <draw:text-box>
            <text:p><text:span text:style-name="T2">boot</text:span></text:p>
          </draw:text-box>
        </draw:frame>
        <draw:frame draw:style-name="gr8" draw:layer="layout" svg:width="1.344cm" svg:height="0.962cm" svg:x="5.006cm" svg:y="5.072cm">
          <draw:text-box>
            <text:p>bin</text:p>
          </draw:text-box>
        </draw:frame>
        <draw:frame draw:style-name="gr8" draw:layer="layout" svg:width="2.085cm" svg:height="0.962cm" svg:x="5.006cm" svg:y="6.772cm">
          <draw:text-box>
            <text:p>home</text:p>
          </draw:text-box>
        </draw:frame>
        <draw:frame draw:style-name="gr15" draw:layer="layout" svg:width="1.662cm" svg:height="0.962cm" svg:x="7.907cm" svg:y="6.972cm">
          <draw:text-box>
            <text:p>unix</text:p>
          </draw:text-box>
        </draw:frame>
        <draw:polyline draw:style-name="gr16" draw:text-style-name="P1" draw:layer="layout" svg:width="0.507cm" svg:height="4.217cm" svg:x="4.226cm" svg:y="4.818cm" svg:viewBox="0 0 508 4218" draw:points="0,0 508,0 508,4218 508,4021">
          <text:p/>
        </draw:polyline>
        <draw:line draw:style-name="gr16" draw:text-style-name="P1" draw:layer="layout" svg:x1="4.734cm" svg:y1="5.58cm" svg:x2="5.08cm" svg:y2="5.58cm">
          <text:p/>
        </draw:line>
        <draw:line draw:style-name="gr16" draw:text-style-name="P1" draw:layer="layout" svg:x1="4.734cm" svg:y1="6.48cm" svg:x2="5.08cm" svg:y2="6.48cm">
          <text:p/>
        </draw:line>
        <draw:line draw:style-name="gr16" draw:text-style-name="P1" draw:layer="layout" svg:x1="4.734cm" svg:y1="7.28cm" svg:x2="5.08cm" svg:y2="7.28cm">
          <text:p/>
        </draw:line>
        <draw:line draw:style-name="gr16" draw:text-style-name="P1" draw:layer="layout" svg:x1="7.434cm" svg:y1="7.48cm" svg:x2="7.78cm" svg:y2="7.48cm">
          <text:p/>
        </draw:line>
        <draw:polyline draw:style-name="gr16" draw:text-style-name="P1" draw:layer="layout" svg:width="0.507cm" svg:height="0.655cm" svg:x="6.926cm" svg:y="7.218cm" svg:viewBox="0 0 508 656" draw:points="0,0 508,0 508,656 508,625">
          <text:p/>
        </draw:polyline>
        <draw:frame draw:style-name="gr8" draw:layer="layout" svg:width="2.754cm" svg:height="0.962cm" svg:x="10.107cm" svg:y="7.173cm">
          <draw:text-box>
            <text:p>DataBio</text:p>
          </draw:text-box>
        </draw:frame>
        <draw:polyline draw:style-name="gr16" draw:text-style-name="P1" draw:layer="layout" svg:width="0.507cm" svg:height="2.233cm" svg:x="9.426cm" svg:y="7.419cm" svg:viewBox="0 0 508 2234" draw:points="0,0 508,0 508,2234 508,2129">
          <text:p/>
        </draw:polyline>
        <draw:line draw:style-name="gr16" draw:text-style-name="P1" draw:layer="layout" svg:x1="9.934cm" svg:y1="7.681cm" svg:x2="10.28cm" svg:y2="7.681cm">
          <text:p/>
        </draw:line>
        <draw:line draw:style-name="gr16" draw:text-style-name="P1" draw:layer="layout" svg:x1="9.934cm" svg:y1="11.081cm" svg:x2="10.28cm" svg:y2="11.081cm">
          <text:p/>
        </draw:line>
        <draw:polyline draw:style-name="gr16" draw:text-style-name="P1" draw:layer="layout" svg:width="0.507cm" svg:height="5.534cm" svg:x="9.426cm" svg:y="7.419cm" svg:viewBox="0 0 508 5535" draw:points="0,0 508,0 508,5535 508,5276">
          <text:p/>
        </draw:polyline>
        <draw:frame draw:style-name="gr8" draw:layer="layout" svg:width="3.669cm" svg:height="0.962cm" svg:x="13.607cm" svg:y="7.374cm">
          <draw:text-box>
            <text:p>Sequences</text:p>
          </draw:text-box>
        </draw:frame>
        <draw:frame draw:style-name="gr8" draw:layer="layout" svg:width="2.018cm" svg:height="0.962cm" svg:x="13.607cm" svg:y="8.074cm">
          <draw:text-box>
            <text:p>HMM</text:p>
          </draw:text-box>
        </draw:frame>
        <draw:frame draw:style-name="gr8" draw:layer="layout" svg:width="1.035cm" svg:height="0.962cm" svg:x="13.607cm" svg:y="8.774cm">
          <draw:text-box>
            <text:p>...</text:p>
          </draw:text-box>
        </draw:frame>
        <draw:polyline draw:style-name="gr16" draw:text-style-name="P1" draw:layer="layout" svg:width="0.507cm" svg:height="2.233cm" svg:x="12.926cm" svg:y="7.62cm" svg:viewBox="0 0 508 2234" draw:points="0,0 508,0 508,2234 508,2129">
          <text:p/>
        </draw:polyline>
        <draw:line draw:style-name="gr16" draw:text-style-name="P1" draw:layer="layout" svg:x1="13.434cm" svg:y1="7.882cm" svg:x2="13.78cm" svg:y2="7.882cm">
          <text:p/>
        </draw:line>
        <draw:line draw:style-name="gr16" draw:text-style-name="P1" draw:layer="layout" svg:x1="13.434cm" svg:y1="8.582cm" svg:x2="13.78cm" svg:y2="8.582cm">
          <text:p/>
        </draw:line>
        <draw:line draw:style-name="gr16" draw:text-style-name="P1" draw:layer="layout" svg:x1="13.434cm" svg:y1="9.382cm" svg:x2="13.78cm" svg:y2="9.382cm">
          <text:p/>
        </draw:line>
        <draw:polyline draw:style-name="gr16" draw:text-style-name="P1" draw:layer="layout" svg:width="0.507cm" svg:height="2.233cm" svg:x="12.926cm" svg:y="7.62cm" svg:viewBox="0 0 508 2234" draw:points="0,0 508,0 508,2234 508,2129">
          <text:p/>
        </draw:polyline>
        <draw:g>
          <draw:polyline draw:style-name="gr16" draw:text-style-name="P1" draw:layer="layout" svg:width="0.507cm" svg:height="2.233cm" svg:x="21.014cm" svg:y="8.148cm" svg:viewBox="0 0 508 2234" draw:points="0,0 508,0 508,2234 508,2129">
            <text:p/>
          </draw:polyline>
          <draw:frame draw:style-name="gr8" draw:layer="layout" svg:width="1.035cm" svg:height="0.962cm" svg:x="21.695cm" svg:y="9.202cm">
            <draw:text-box>
              <text:p>...</text:p>
            </draw:text-box>
          </draw:frame>
          <draw:line draw:style-name="gr16" draw:text-style-name="P1" draw:layer="layout" svg:x1="21.522cm" svg:y1="8.31cm" svg:x2="21.868cm" svg:y2="8.31cm">
            <text:p/>
          </draw:line>
          <draw:line draw:style-name="gr16" draw:text-style-name="P1" draw:layer="layout" svg:x1="21.522cm" svg:y1="9.01cm" svg:x2="21.868cm" svg:y2="9.01cm">
            <text:p/>
          </draw:line>
          <draw:line draw:style-name="gr16" draw:text-style-name="P1" draw:layer="layout" svg:x1="21.522cm" svg:y1="9.81cm" svg:x2="21.868cm" svg:y2="9.81cm">
            <text:p/>
          </draw:line>
        </draw:g>
        <draw:line draw:style-name="gr17" draw:text-style-name="P1" draw:layer="layout" svg:x1="9.926cm" svg:y1="12.944cm" svg:x2="9.926cm" svg:y2="14.722cm">
          <text:p/>
        </draw:line>
        <draw:g>
          <draw:custom-shape draw:style-name="gr11" draw:text-style-name="P1" draw:layer="layout" svg:width="23.836cm" svg:height="12.808cm" svg:x="3.068cm" svg:y="4.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4.384cm" svg:height="13.208cm" svg:x="2.794cm" svg:y="3.81cm">
            <text:p/>
            <draw:enhanced-geometry svg:viewBox="0 0 21600 21600" draw:type="rectangle" draw:enhanced-path="M 0 0 L 21600 0 21600 21600 0 21600 0 0 Z N"/>
          </draw:custom-shape>
        </draw:g>
        <draw:frame draw:style-name="gr8" draw:layer="layout" svg:width="1.56cm" svg:height="0.962cm" svg:x="4.981cm" svg:y="7.747cm">
          <draw:text-box>
            <text:p>tmp</text:p>
          </draw:text-box>
        </draw:frame>
        <draw:line draw:style-name="gr16" draw:text-style-name="P1" draw:layer="layout" svg:x1="4.709cm" svg:y1="8.255cm" svg:x2="5.055cm" svg:y2="8.255cm">
          <text:p/>
        </draw:line>
        <draw:frame draw:style-name="gr8" draw:layer="layout" svg:width="2.826cm" svg:height="0.962cm" svg:x="10.107cm" svg:y="10.473cm">
          <draw:text-box>
            <text:p>Desktop</text:p>
          </draw:text-box>
        </draw:frame>
        <draw:line draw:style-name="gr16" draw:text-style-name="P1" draw:layer="layout" svg:x1="9.909cm" svg:y1="11.881cm" svg:x2="10.255cm" svg:y2="11.881cm">
          <text:p/>
        </draw:line>
        <draw:frame draw:style-name="gr8" draw:layer="layout" svg:width="3.313cm" svg:height="0.962cm" svg:x="10.082cm" svg:y="11.273cm">
          <draw:text-box>
            <text:p>Download</text:p>
          </draw:text-box>
        </draw:frame>
        <draw:line draw:style-name="gr16" draw:text-style-name="P1" draw:layer="layout" svg:x1="9.909cm" svg:y1="12.681cm" svg:x2="10.255cm" svg:y2="12.681cm">
          <text:p/>
        </draw:line>
        <draw:frame draw:style-name="gr8" draw:layer="layout" svg:width="2.792cm" svg:height="0.962cm" svg:x="10.082cm" svg:y="12.073cm">
          <draw:text-box>
            <text:p>Pictures</text:p>
          </draw:text-box>
        </draw:frame>
        <draw:polyline draw:style-name="gr16" draw:text-style-name="P1" draw:layer="layout" svg:width="0.507cm" svg:height="2.233cm" svg:x="17.201cm" svg:y="7.92cm" svg:viewBox="0 0 508 2234" draw:points="0,0 508,0 508,2234 508,2129">
          <text:p/>
        </draw:polyline>
        <draw:line draw:style-name="gr16" draw:text-style-name="P1" draw:layer="layout" svg:x1="17.709cm" svg:y1="8.082cm" svg:x2="18.055cm" svg:y2="8.082cm">
          <text:p/>
        </draw:line>
        <draw:line draw:style-name="gr16" draw:text-style-name="P1" draw:layer="layout" svg:x1="17.709cm" svg:y1="9.582cm" svg:x2="18.055cm" svg:y2="9.582cm">
          <text:p/>
        </draw:line>
        <draw:frame draw:style-name="gr8" draw:layer="layout" svg:width="3.211cm" svg:height="0.962cm" svg:x="17.908cm" svg:y="7.574cm">
          <draw:text-box>
            <text:p>Proteique</text:p>
          </draw:text-box>
        </draw:frame>
        <draw:frame draw:style-name="gr8" draw:layer="layout" svg:width="3.313cm" svg:height="0.962cm" svg:x="17.909cm" svg:y="9.074cm">
          <draw:text-box>
            <text:p>Nucleique</text:p>
          </draw:text-box>
        </draw:frame>
        <draw:frame draw:style-name="gr8" draw:layer="layout" svg:width="4.761cm" svg:height="0.962cm" svg:x="21.709cm" svg:y="7.774cm">
          <draw:text-box>
            <text:p>104K_thepa.sp</text:p>
          </draw:text-box>
        </draw:frame>
        <draw:frame draw:style-name="gr8" draw:layer="layout" svg:width="4.481cm" svg:height="0.962cm" svg:x="21.709cm" svg:y="8.474cm">
          <draw:text-box>
            <text:p>abc_mouse.fa</text:p>
          </draw:text-box>
        </draw:fram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4" draw:text-style-name="P4" draw:layer="layout" svg:width="0.762cm" svg:height="0.962cm" svg:x="3.502cm" svg:y="4.31cm">
          <draw:text-box>
            <text:p><text:span text:style-name="T3">/</text:span></text:p>
          </draw:text-box>
        </draw:frame>
        <draw:frame draw:style-name="gr8" draw:text-style-name="P3" draw:layer="layout" svg:width="1.734cm" svg:height="0.962cm" svg:x="5.006cm" svg:y="5.942cm">
          <draw:text-box>
            <text:p><text:span text:style-name="T2">boot</text:span></text:p>
          </draw:text-box>
        </draw:frame>
        <draw:frame draw:style-name="gr8" draw:layer="layout" svg:width="1.344cm" svg:height="0.962cm" svg:x="5.006cm" svg:y="5.072cm">
          <draw:text-box>
            <text:p>bin</text:p>
          </draw:text-box>
        </draw:frame>
        <draw:frame draw:style-name="gr8" draw:text-style-name="P4" draw:layer="layout" svg:width="2.195cm" svg:height="0.962cm" svg:x="5.006cm" svg:y="6.772cm">
          <draw:text-box>
            <text:p><text:span text:style-name="T3">home</text:span></text:p>
          </draw:text-box>
        </draw:frame>
        <draw:frame draw:style-name="gr15" draw:text-style-name="P4" draw:layer="layout" svg:width="1.81cm" svg:height="0.962cm" svg:x="7.907cm" svg:y="6.972cm">
          <draw:text-box>
            <text:p><text:span text:style-name="T3">unix</text:span></text:p>
          </draw:text-box>
        </draw:frame>
        <draw:polyline draw:style-name="gr16" draw:text-style-name="P1" draw:layer="layout" svg:width="0.507cm" svg:height="4.217cm" svg:x="4.226cm" svg:y="4.818cm" svg:viewBox="0 0 508 4218" draw:points="0,0 508,0 508,4218 508,4021">
          <text:p/>
        </draw:polyline>
        <draw:line draw:style-name="gr16" draw:text-style-name="P1" draw:layer="layout" svg:x1="4.734cm" svg:y1="5.58cm" svg:x2="5.08cm" svg:y2="5.58cm">
          <text:p/>
        </draw:line>
        <draw:line draw:style-name="gr16" draw:text-style-name="P1" draw:layer="layout" svg:x1="4.734cm" svg:y1="6.48cm" svg:x2="5.08cm" svg:y2="6.48cm">
          <text:p/>
        </draw:line>
        <draw:line draw:style-name="gr18" draw:text-style-name="P1" draw:layer="layout" svg:x1="4.734cm" svg:y1="7.28cm" svg:x2="5.08cm" svg:y2="7.28cm">
          <text:p/>
        </draw:line>
        <draw:line draw:style-name="gr18" draw:text-style-name="P1" draw:layer="layout" svg:x1="7.634cm" svg:y1="7.48cm" svg:x2="7.98cm" svg:y2="7.48cm">
          <text:p/>
        </draw:line>
        <draw:polyline draw:style-name="gr18" draw:text-style-name="P1" draw:layer="layout" svg:width="0.507cm" svg:height="0.655cm" svg:x="7.126cm" svg:y="7.218cm" svg:viewBox="0 0 508 656" draw:points="0,0 508,0 508,656 508,625">
          <text:p/>
        </draw:polyline>
        <draw:frame draw:style-name="gr8" draw:text-style-name="P4" draw:layer="layout" svg:width="2.898cm" svg:height="0.962cm" svg:x="10.107cm" svg:y="7.173cm">
          <draw:text-box>
            <text:p><text:span text:style-name="T3">DataBio</text:span></text:p>
          </draw:text-box>
        </draw:frame>
        <draw:polyline draw:style-name="gr16" draw:text-style-name="P1" draw:layer="layout" svg:width="0.507cm" svg:height="5.524cm" svg:x="9.426cm" svg:y="7.419cm" svg:viewBox="0 0 508 5525" draw:points="0,0 508,0 508,5525 508,5267">
          <text:p/>
        </draw:polyline>
        <draw:line draw:style-name="gr18" draw:text-style-name="P1" draw:layer="layout" svg:x1="9.934cm" svg:y1="7.681cm" svg:x2="10.28cm" svg:y2="7.681cm">
          <text:p/>
        </draw:line>
        <draw:line draw:style-name="gr16" draw:text-style-name="P1" draw:layer="layout" svg:x1="9.934cm" svg:y1="11.081cm" svg:x2="10.28cm" svg:y2="11.081cm">
          <text:p/>
        </draw:line>
        <draw:polyline draw:style-name="gr18" draw:text-style-name="P1" draw:layer="layout" svg:width="0.507cm" svg:height="0.514cm" svg:x="9.426cm" svg:y="7.419cm" svg:viewBox="0 0 508 515" draw:points="0,0 508,0 508,515 508,491">
          <text:p/>
        </draw:polyline>
        <draw:frame draw:style-name="gr8" draw:text-style-name="P4" draw:layer="layout" svg:width="3.851cm" svg:height="0.962cm" svg:x="13.607cm" svg:y="7.374cm">
          <draw:text-box>
            <text:p><text:span text:style-name="T3">Sequences</text:span></text:p>
          </draw:text-box>
        </draw:frame>
        <draw:frame draw:style-name="gr8" draw:layer="layout" svg:width="2.018cm" svg:height="0.962cm" svg:x="13.607cm" svg:y="8.074cm">
          <draw:text-box>
            <text:p>HMM</text:p>
          </draw:text-box>
        </draw:frame>
        <draw:frame draw:style-name="gr8" draw:layer="layout" svg:width="1.035cm" svg:height="0.962cm" svg:x="13.607cm" svg:y="8.774cm">
          <draw:text-box>
            <text:p>...</text:p>
          </draw:text-box>
        </draw:frame>
        <draw:polyline draw:style-name="gr16" draw:text-style-name="P1" draw:layer="layout" svg:width="0.507cm" svg:height="2.233cm" svg:x="12.926cm" svg:y="7.62cm" svg:viewBox="0 0 508 2234" draw:points="0,0 508,0 508,2234 508,2129">
          <text:p/>
        </draw:polyline>
        <draw:line draw:style-name="gr18" draw:text-style-name="P1" draw:layer="layout" svg:x1="13.434cm" svg:y1="7.882cm" svg:x2="13.78cm" svg:y2="7.882cm">
          <text:p/>
        </draw:line>
        <draw:line draw:style-name="gr16" draw:text-style-name="P1" draw:layer="layout" svg:x1="13.434cm" svg:y1="8.582cm" svg:x2="13.78cm" svg:y2="8.582cm">
          <text:p/>
        </draw:line>
        <draw:line draw:style-name="gr16" draw:text-style-name="P1" draw:layer="layout" svg:x1="13.434cm" svg:y1="9.382cm" svg:x2="13.78cm" svg:y2="9.382cm">
          <text:p/>
        </draw:line>
        <draw:polyline draw:style-name="gr18" draw:text-style-name="P1" draw:layer="layout" svg:width="0.507cm" svg:height="0.507cm" svg:x="12.926cm" svg:y="7.62cm" svg:viewBox="0 0 508 508" draw:points="0,0 508,0 508,508 508,484">
          <text:p/>
        </draw:polyline>
        <draw:g>
          <draw:polyline draw:style-name="gr16" draw:text-style-name="P1" draw:layer="layout" svg:width="0.507cm" svg:height="2.233cm" svg:x="21.014cm" svg:y="8.148cm" svg:viewBox="0 0 508 2234" draw:points="0,0 508,0 508,2234 508,2129">
            <text:p/>
          </draw:polyline>
          <draw:frame draw:style-name="gr8" draw:layer="layout" svg:width="1.035cm" svg:height="0.962cm" svg:x="21.695cm" svg:y="9.202cm">
            <draw:text-box>
              <text:p>...</text:p>
            </draw:text-box>
          </draw:frame>
          <draw:line draw:style-name="gr16" draw:text-style-name="P1" draw:layer="layout" svg:x1="21.522cm" svg:y1="8.31cm" svg:x2="21.868cm" svg:y2="8.31cm">
            <text:p/>
          </draw:line>
          <draw:line draw:style-name="gr18" draw:text-style-name="P1" draw:layer="layout" svg:x1="21.522cm" svg:y1="9.01cm" svg:x2="21.868cm" svg:y2="9.01cm">
            <text:p/>
          </draw:line>
          <draw:line draw:style-name="gr16" draw:text-style-name="P1" draw:layer="layout" svg:x1="21.522cm" svg:y1="9.81cm" svg:x2="21.868cm" svg:y2="9.81cm">
            <text:p/>
          </draw:line>
          <draw:polyline draw:style-name="gr18" draw:text-style-name="P1" draw:layer="layout" svg:width="0.507cm" svg:height="0.995cm" svg:x="21.014cm" svg:y="8.148cm" svg:viewBox="0 0 508 996" draw:points="0,0 508,0 508,996 508,949">
            <text:p/>
          </draw:polyline>
        </draw:g>
        <draw:line draw:style-name="gr17" draw:text-style-name="P1" draw:layer="layout" svg:x1="9.926cm" svg:y1="12.944cm" svg:x2="9.926cm" svg:y2="14.722cm">
          <text:p/>
        </draw:line>
        <draw:g>
          <draw:custom-shape draw:style-name="gr11" draw:text-style-name="P1" draw:layer="layout" svg:width="23.836cm" svg:height="12.808cm" svg:x="3.068cm" svg:y="4.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4.384cm" svg:height="13.208cm" svg:x="2.794cm" svg:y="3.81cm">
            <text:p/>
            <draw:enhanced-geometry svg:viewBox="0 0 21600 21600" draw:type="rectangle" draw:enhanced-path="M 0 0 L 21600 0 21600 21600 0 21600 0 0 Z N"/>
          </draw:custom-shape>
        </draw:g>
        <draw:frame draw:style-name="gr8" draw:layer="layout" svg:width="1.56cm" svg:height="0.962cm" svg:x="4.981cm" svg:y="7.747cm">
          <draw:text-box>
            <text:p>tmp</text:p>
          </draw:text-box>
        </draw:frame>
        <draw:line draw:style-name="gr16" draw:text-style-name="P1" draw:layer="layout" svg:x1="4.709cm" svg:y1="8.255cm" svg:x2="5.055cm" svg:y2="8.255cm">
          <text:p/>
        </draw:line>
        <draw:frame draw:style-name="gr8" draw:layer="layout" svg:width="2.826cm" svg:height="0.962cm" svg:x="10.107cm" svg:y="10.473cm">
          <draw:text-box>
            <text:p>Desktop</text:p>
          </draw:text-box>
        </draw:frame>
        <draw:line draw:style-name="gr16" draw:text-style-name="P1" draw:layer="layout" svg:x1="9.909cm" svg:y1="11.881cm" svg:x2="10.255cm" svg:y2="11.881cm">
          <text:p/>
        </draw:line>
        <draw:frame draw:style-name="gr8" draw:layer="layout" svg:width="3.313cm" svg:height="0.962cm" svg:x="10.082cm" svg:y="11.273cm">
          <draw:text-box>
            <text:p>Download</text:p>
          </draw:text-box>
        </draw:frame>
        <draw:line draw:style-name="gr16" draw:text-style-name="P1" draw:layer="layout" svg:x1="9.909cm" svg:y1="12.681cm" svg:x2="10.255cm" svg:y2="12.681cm">
          <text:p/>
        </draw:line>
        <draw:frame draw:style-name="gr8" draw:layer="layout" svg:width="2.792cm" svg:height="0.962cm" svg:x="10.082cm" svg:y="12.073cm">
          <draw:text-box>
            <text:p>Pictures</text:p>
          </draw:text-box>
        </draw:frame>
        <draw:polyline draw:style-name="gr16" draw:text-style-name="P1" draw:layer="layout" svg:width="0.507cm" svg:height="2.233cm" svg:x="17.201cm" svg:y="7.92cm" svg:viewBox="0 0 508 2234" draw:points="0,0 508,0 508,2234 508,2129">
          <text:p/>
        </draw:polyline>
        <draw:line draw:style-name="gr18" draw:text-style-name="P1" draw:layer="layout" svg:x1="17.709cm" svg:y1="8.082cm" svg:x2="18.055cm" svg:y2="8.082cm">
          <text:p/>
        </draw:line>
        <draw:line draw:style-name="gr16" draw:text-style-name="P1" draw:layer="layout" svg:x1="17.709cm" svg:y1="9.582cm" svg:x2="18.055cm" svg:y2="9.582cm">
          <text:p/>
        </draw:line>
        <draw:frame draw:style-name="gr8" draw:text-style-name="P4" draw:layer="layout" svg:width="3.431cm" svg:height="0.962cm" svg:x="17.908cm" svg:y="7.574cm">
          <draw:text-box>
            <text:p><text:span text:style-name="T3">Proteique</text:span></text:p>
          </draw:text-box>
        </draw:frame>
        <draw:frame draw:style-name="gr8" draw:layer="layout" svg:width="3.313cm" svg:height="0.962cm" svg:x="17.909cm" svg:y="9.074cm">
          <draw:text-box>
            <text:p>Nucleique</text:p>
          </draw:text-box>
        </draw:frame>
        <draw:frame draw:style-name="gr8" draw:layer="layout" svg:width="4.761cm" svg:height="0.962cm" svg:x="21.709cm" svg:y="7.774cm">
          <draw:text-box>
            <text:p>104K_thepa.sp</text:p>
          </draw:text-box>
        </draw:frame>
        <draw:frame draw:style-name="gr8" draw:text-style-name="P5" draw:layer="layout" svg:width="4.481cm" svg:height="0.962cm" svg:x="21.709cm" svg:y="8.474cm">
          <draw:text-box>
            <text:p><text:span text:style-name="T4">abc_mouse.fa</text:span></text:p>
          </draw:text-box>
        </draw:frame>
        <draw:polyline draw:style-name="gr18" draw:text-style-name="P1" draw:layer="layout" svg:width="0.507cm" svg:height="2.547cm" svg:x="4.226cm" svg:y="4.818cm" svg:viewBox="0 0 508 2548" draw:points="0,0 508,0 508,2548 508,2429">
          <text:p/>
        </draw:polyline>
        <draw:polyline draw:style-name="gr18" draw:text-style-name="P1" draw:layer="layout" svg:width="0.507cm" svg:height="0.415cm" svg:x="17.201cm" svg:y="7.92cm" svg:viewBox="0 0 508 416" draw:points="0,0 508,0 508,416 508,397">
          <text:p/>
        </draw:polyline>
        <draw:frame draw:style-name="gr8" draw:layer="layout" svg:width="16.419cm" svg:height="0.962cm" svg:x="6.802cm" svg:y="15.602cm">
          <draw:text-box>
            <text:p>/home/unix/DataBio/Sequences/Proteique/abc_mouse.fa</text:p>
          </draw:text-box>
        </draw:fram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4" draw:text-style-name="P2" draw:layer="layout" svg:width="0.762cm" svg:height="0.962cm" svg:x="3.502cm" svg:y="4.31cm">
          <draw:text-box>
            <text:p><text:span text:style-name="T1">/</text:span></text:p>
          </draw:text-box>
        </draw:frame>
        <draw:frame draw:style-name="gr8" draw:text-style-name="P3" draw:layer="layout" svg:width="1.734cm" svg:height="0.962cm" svg:x="5.006cm" svg:y="5.942cm">
          <draw:text-box>
            <text:p><text:span text:style-name="T2">boot</text:span></text:p>
          </draw:text-box>
        </draw:frame>
        <draw:frame draw:style-name="gr8" draw:layer="layout" svg:width="1.344cm" svg:height="0.962cm" svg:x="5.006cm" svg:y="5.072cm">
          <draw:text-box>
            <text:p>bin</text:p>
          </draw:text-box>
        </draw:frame>
        <draw:frame draw:style-name="gr8" draw:layer="layout" svg:width="2.085cm" svg:height="0.962cm" svg:x="5.006cm" svg:y="6.772cm">
          <draw:text-box>
            <text:p>home</text:p>
          </draw:text-box>
        </draw:frame>
        <draw:frame draw:style-name="gr15" draw:layer="layout" svg:width="1.662cm" svg:height="0.962cm" svg:x="7.907cm" svg:y="6.972cm">
          <draw:text-box>
            <text:p>unix</text:p>
          </draw:text-box>
        </draw:frame>
        <draw:polyline draw:style-name="gr16" draw:text-style-name="P1" draw:layer="layout" svg:width="0.507cm" svg:height="4.217cm" svg:x="4.226cm" svg:y="4.818cm" svg:viewBox="0 0 508 4218" draw:points="0,0 508,0 508,4218 508,4021">
          <text:p/>
        </draw:polyline>
        <draw:line draw:style-name="gr16" draw:text-style-name="P1" draw:layer="layout" svg:x1="4.734cm" svg:y1="5.58cm" svg:x2="5.08cm" svg:y2="5.58cm">
          <text:p/>
        </draw:line>
        <draw:line draw:style-name="gr16" draw:text-style-name="P1" draw:layer="layout" svg:x1="4.734cm" svg:y1="6.48cm" svg:x2="5.08cm" svg:y2="6.48cm">
          <text:p/>
        </draw:line>
        <draw:line draw:style-name="gr16" draw:text-style-name="P1" draw:layer="layout" svg:x1="4.734cm" svg:y1="7.28cm" svg:x2="5.08cm" svg:y2="7.28cm">
          <text:p/>
        </draw:line>
        <draw:line draw:style-name="gr16" draw:text-style-name="P1" draw:layer="layout" svg:x1="7.434cm" svg:y1="7.48cm" svg:x2="7.78cm" svg:y2="7.48cm">
          <text:p/>
        </draw:line>
        <draw:polyline draw:style-name="gr16" draw:text-style-name="P1" draw:layer="layout" svg:width="0.507cm" svg:height="0.655cm" svg:x="6.926cm" svg:y="7.218cm" svg:viewBox="0 0 508 656" draw:points="0,0 508,0 508,656 508,625">
          <text:p/>
        </draw:polyline>
        <draw:frame draw:style-name="gr8" draw:layer="layout" svg:width="2.754cm" svg:height="0.962cm" svg:x="10.107cm" svg:y="7.173cm">
          <draw:text-box>
            <text:p>DataBio</text:p>
          </draw:text-box>
        </draw:frame>
        <draw:polyline draw:style-name="gr16" draw:text-style-name="P1" draw:layer="layout" svg:width="0.507cm" svg:height="2.233cm" svg:x="9.426cm" svg:y="7.419cm" svg:viewBox="0 0 508 2234" draw:points="0,0 508,0 508,2234 508,2129">
          <text:p/>
        </draw:polyline>
        <draw:line draw:style-name="gr16" draw:text-style-name="P1" draw:layer="layout" svg:x1="9.934cm" svg:y1="7.681cm" svg:x2="10.28cm" svg:y2="7.681cm">
          <text:p/>
        </draw:line>
        <draw:line draw:style-name="gr16" draw:text-style-name="P1" draw:layer="layout" svg:x1="9.934cm" svg:y1="11.081cm" svg:x2="10.28cm" svg:y2="11.081cm">
          <text:p/>
        </draw:line>
        <draw:polyline draw:style-name="gr16" draw:text-style-name="P1" draw:layer="layout" svg:width="0.507cm" svg:height="5.534cm" svg:x="9.426cm" svg:y="7.419cm" svg:viewBox="0 0 508 5535" draw:points="0,0 508,0 508,5535 508,5276">
          <text:p/>
        </draw:polyline>
        <draw:frame draw:style-name="gr8" draw:layer="layout" svg:width="3.669cm" svg:height="0.962cm" svg:x="13.607cm" svg:y="7.374cm">
          <draw:text-box>
            <text:p>Sequences</text:p>
          </draw:text-box>
        </draw:frame>
        <draw:frame draw:style-name="gr8" draw:layer="layout" svg:width="2.018cm" svg:height="0.962cm" svg:x="13.607cm" svg:y="8.074cm">
          <draw:text-box>
            <text:p>HMM</text:p>
          </draw:text-box>
        </draw:frame>
        <draw:frame draw:style-name="gr8" draw:layer="layout" svg:width="1.035cm" svg:height="0.962cm" svg:x="13.607cm" svg:y="8.774cm">
          <draw:text-box>
            <text:p>...</text:p>
          </draw:text-box>
        </draw:frame>
        <draw:polyline draw:style-name="gr16" draw:text-style-name="P1" draw:layer="layout" svg:width="0.507cm" svg:height="2.233cm" svg:x="12.926cm" svg:y="7.62cm" svg:viewBox="0 0 508 2234" draw:points="0,0 508,0 508,2234 508,2129">
          <text:p/>
        </draw:polyline>
        <draw:line draw:style-name="gr16" draw:text-style-name="P1" draw:layer="layout" svg:x1="13.434cm" svg:y1="7.882cm" svg:x2="13.78cm" svg:y2="7.882cm">
          <text:p/>
        </draw:line>
        <draw:line draw:style-name="gr16" draw:text-style-name="P1" draw:layer="layout" svg:x1="13.434cm" svg:y1="8.582cm" svg:x2="13.78cm" svg:y2="8.582cm">
          <text:p/>
        </draw:line>
        <draw:line draw:style-name="gr16" draw:text-style-name="P1" draw:layer="layout" svg:x1="13.434cm" svg:y1="9.382cm" svg:x2="13.78cm" svg:y2="9.382cm">
          <text:p/>
        </draw:line>
        <draw:polyline draw:style-name="gr16" draw:text-style-name="P1" draw:layer="layout" svg:width="0.507cm" svg:height="2.233cm" svg:x="12.926cm" svg:y="7.62cm" svg:viewBox="0 0 508 2234" draw:points="0,0 508,0 508,2234 508,2129">
          <text:p/>
        </draw:polyline>
        <draw:g>
          <draw:polyline draw:style-name="gr16" draw:text-style-name="P1" draw:layer="layout" svg:width="0.507cm" svg:height="2.233cm" svg:x="21.014cm" svg:y="8.148cm" svg:viewBox="0 0 508 2234" draw:points="0,0 508,0 508,2234 508,2129">
            <text:p/>
          </draw:polyline>
          <draw:frame draw:style-name="gr8" draw:layer="layout" svg:width="1.035cm" svg:height="0.962cm" svg:x="21.695cm" svg:y="9.202cm">
            <draw:text-box>
              <text:p>...</text:p>
            </draw:text-box>
          </draw:frame>
          <draw:line draw:style-name="gr19" draw:text-style-name="P1" draw:layer="layout" svg:x1="21.522cm" svg:y1="8.31cm" svg:x2="21.868cm" svg:y2="8.31cm">
            <text:p/>
          </draw:line>
          <draw:line draw:style-name="gr16" draw:text-style-name="P1" draw:layer="layout" svg:x1="21.522cm" svg:y1="9.01cm" svg:x2="21.868cm" svg:y2="9.01cm">
            <text:p/>
          </draw:line>
          <draw:line draw:style-name="gr16" draw:text-style-name="P1" draw:layer="layout" svg:x1="21.522cm" svg:y1="9.81cm" svg:x2="21.868cm" svg:y2="9.81cm">
            <text:p/>
          </draw:line>
          <draw:polyline draw:style-name="gr20" draw:text-style-name="P1" draw:layer="layout" svg:width="0.507cm" svg:height="0.233cm" svg:x="21.014cm" svg:y="8.148cm" svg:viewBox="0 0 508 234" draw:points="0,0 508,0 508,234 508,223">
            <text:p/>
          </draw:polyline>
        </draw:g>
        <draw:line draw:style-name="gr17" draw:text-style-name="P1" draw:layer="layout" svg:x1="9.926cm" svg:y1="12.944cm" svg:x2="9.926cm" svg:y2="14.722cm">
          <text:p/>
        </draw:line>
        <draw:g>
          <draw:custom-shape draw:style-name="gr11" draw:text-style-name="P1" draw:layer="layout" svg:width="23.836cm" svg:height="12.808cm" svg:x="3.068cm" svg:y="4.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4.384cm" svg:height="13.208cm" svg:x="2.794cm" svg:y="3.81cm">
            <text:p/>
            <draw:enhanced-geometry svg:viewBox="0 0 21600 21600" draw:type="rectangle" draw:enhanced-path="M 0 0 L 21600 0 21600 21600 0 21600 0 0 Z N"/>
          </draw:custom-shape>
        </draw:g>
        <draw:frame draw:style-name="gr8" draw:layer="layout" svg:width="1.56cm" svg:height="0.962cm" svg:x="4.981cm" svg:y="7.747cm">
          <draw:text-box>
            <text:p>tmp</text:p>
          </draw:text-box>
        </draw:frame>
        <draw:line draw:style-name="gr16" draw:text-style-name="P1" draw:layer="layout" svg:x1="4.709cm" svg:y1="8.255cm" svg:x2="5.055cm" svg:y2="8.255cm">
          <text:p/>
        </draw:line>
        <draw:frame draw:style-name="gr8" draw:layer="layout" svg:width="2.826cm" svg:height="0.962cm" svg:x="10.107cm" svg:y="10.473cm">
          <draw:text-box>
            <text:p>Desktop</text:p>
          </draw:text-box>
        </draw:frame>
        <draw:line draw:style-name="gr16" draw:text-style-name="P1" draw:layer="layout" svg:x1="9.909cm" svg:y1="11.881cm" svg:x2="10.255cm" svg:y2="11.881cm">
          <text:p/>
        </draw:line>
        <draw:frame draw:style-name="gr8" draw:layer="layout" svg:width="3.313cm" svg:height="0.962cm" svg:x="10.082cm" svg:y="11.273cm">
          <draw:text-box>
            <text:p>Download</text:p>
          </draw:text-box>
        </draw:frame>
        <draw:line draw:style-name="gr16" draw:text-style-name="P1" draw:layer="layout" svg:x1="9.909cm" svg:y1="12.681cm" svg:x2="10.255cm" svg:y2="12.681cm">
          <text:p/>
        </draw:line>
        <draw:frame draw:style-name="gr8" draw:layer="layout" svg:width="2.792cm" svg:height="0.962cm" svg:x="10.082cm" svg:y="12.073cm">
          <draw:text-box>
            <text:p>Pictures</text:p>
          </draw:text-box>
        </draw:frame>
        <draw:polyline draw:style-name="gr16" draw:text-style-name="P1" draw:layer="layout" svg:width="0.507cm" svg:height="2.233cm" svg:x="17.201cm" svg:y="7.92cm" svg:viewBox="0 0 508 2234" draw:points="0,0 508,0 508,2234 508,2129">
          <text:p/>
        </draw:polyline>
        <draw:line draw:style-name="gr20" draw:text-style-name="P1" draw:layer="layout" svg:x1="17.709cm" svg:y1="8.082cm" svg:x2="18.055cm" svg:y2="8.082cm">
          <text:p/>
        </draw:line>
        <draw:line draw:style-name="gr20" draw:text-style-name="P1" draw:layer="layout" svg:x1="17.709cm" svg:y1="9.582cm" svg:x2="18.055cm" svg:y2="9.582cm">
          <text:p/>
        </draw:line>
        <draw:frame draw:style-name="gr8" draw:text-style-name="P6" draw:layer="layout" svg:width="3.431cm" svg:height="0.962cm" svg:x="17.908cm" svg:y="7.574cm">
          <draw:text-box>
            <text:p><text:span text:style-name="T5">Proteique</text:span></text:p>
          </draw:text-box>
        </draw:frame>
        <draw:frame draw:style-name="gr21" draw:text-style-name="P6" draw:layer="layout" svg:width="3.537cm" svg:height="0.962cm" svg:x="17.909cm" svg:y="9.074cm">
          <draw:text-box>
            <text:p><text:span text:style-name="T5">Nucleique</text:span></text:p>
          </draw:text-box>
        </draw:frame>
        <draw:frame draw:style-name="gr8" draw:text-style-name="P6" draw:layer="layout" svg:width="4.977cm" svg:height="0.962cm" svg:x="21.709cm" svg:y="7.774cm">
          <draw:text-box>
            <text:p><text:span text:style-name="T5">104K_thepa.sp</text:span></text:p>
          </draw:text-box>
        </draw:frame>
        <draw:frame draw:style-name="gr8" draw:layer="layout" svg:width="4.481cm" svg:height="0.962cm" svg:x="21.709cm" svg:y="8.474cm">
          <draw:text-box>
            <text:p>abc_mouse.fa</text:p>
          </draw:text-box>
        </draw:frame>
        <draw:line draw:style-name="gr20" draw:text-style-name="P1" draw:layer="layout" svg:x1="17.709cm" svg:y1="8.02cm" svg:x2="17.709cm" svg:y2="9.682cm">
          <text:p/>
        </draw:line>
        <draw:frame draw:style-name="gr8" draw:layer="layout" svg:width="7.724cm" svg:height="0.962cm" svg:x="11.204cm" svg:y="15.494cm">
          <draw:text-box>
            <text:p>../Proteique/104k_tepa.sp</text:p>
          </draw:text-box>
        </draw:frame>
        <presentation:notes draw:style-name="dp2">
          <draw:page-thumbnail draw:style-name="gr1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4" draw:text-style-name="P2" draw:layer="layout" svg:width="0.762cm" svg:height="0.962cm" svg:x="3.502cm" svg:y="4.31cm">
          <draw:text-box>
            <text:p><text:span text:style-name="T1">/</text:span></text:p>
          </draw:text-box>
        </draw:frame>
        <draw:frame draw:style-name="gr8" draw:text-style-name="P7" draw:layer="layout" svg:width="2.792cm" svg:height="0.962cm" svg:x="5.006cm" svg:y="5.942cm">
          <draw:text-box>
            <text:p><text:span text:style-name="T6">pasteur</text:span></text:p>
          </draw:text-box>
        </draw:frame>
        <draw:frame draw:style-name="gr8" draw:layer="layout" svg:width="1.383cm" svg:height="0.962cm" svg:x="5.006cm" svg:y="5.072cm">
          <draw:text-box>
            <text:p>opt</text:p>
          </draw:text-box>
        </draw:frame>
        <draw:frame draw:style-name="gr8" draw:layer="layout" svg:width="1.734cm" svg:height="0.962cm" svg:x="5.006cm" svg:y="6.772cm">
          <draw:text-box>
            <text:p>proc</text:p>
          </draw:text-box>
        </draw:frame>
        <draw:frame draw:style-name="gr8" draw:layer="layout" svg:width="1.734cm" svg:height="0.962cm" svg:x="8.206cm" svg:y="6.372cm">
          <draw:text-box>
            <text:p>gmp</text:p>
          </draw:text-box>
        </draw:frame>
        <draw:frame draw:style-name="gr8" draw:text-style-name="P7" draw:layer="layout" svg:width="2.547cm" svg:height="0.962cm" svg:x="8.206cm" svg:y="7.372cm">
          <draw:text-box>
            <text:p><text:span text:style-name="T6">homes</text:span></text:p>
          </draw:text-box>
        </draw:frame>
        <draw:frame draw:style-name="gr8" draw:layer="layout" svg:width="2.331cm" svg:height="0.962cm" svg:x="8.206cm" svg:y="8.572cm">
          <draw:text-box>
            <text:p>listeria</text:p>
          </draw:text-box>
        </draw:frame>
        <draw:frame draw:style-name="gr8" draw:layer="layout" svg:width="2.538cm" svg:height="0.962cm" svg:x="11.207cm" svg:y="7.672cm">
          <draw:text-box>
            <text:p>login_1</text:p>
          </draw:text-box>
        </draw:frame>
        <draw:frame draw:style-name="gr8" draw:layer="layout" svg:width="2.538cm" svg:height="0.962cm" svg:x="11.207cm" svg:y="8.372cm">
          <draw:text-box>
            <text:p>login_2</text:p>
          </draw:text-box>
        </draw:frame>
        <draw:frame draw:style-name="gr8" draw:layer="layout" svg:width="2.538cm" svg:height="0.962cm" svg:x="11.207cm" svg:y="9.072cm">
          <draw:text-box>
            <text:p>login_3</text:p>
          </draw:text-box>
        </draw:frame>
        <draw:polyline draw:style-name="gr16" draw:text-style-name="P1" draw:layer="layout" svg:width="0.507cm" svg:height="4.217cm" svg:x="4.226cm" svg:y="4.818cm" svg:viewBox="0 0 508 4218" draw:points="0,0 508,0 508,4218 508,4021">
          <text:p/>
        </draw:polyline>
        <draw:polyline draw:style-name="gr16" draw:text-style-name="P1" draw:layer="layout" svg:width="0.507cm" svg:height="11.615cm" svg:x="7.526cm" svg:y="6.418cm" svg:viewBox="0 0 508 11616" draw:points="0,0 508,0 508,11616 508,11073">
          <text:p/>
        </draw:polyline>
        <draw:polyline draw:style-name="gr16" draw:text-style-name="P1" draw:layer="layout" svg:width="0.507cm" svg:height="2.233cm" svg:x="10.526cm" svg:y="7.918cm" svg:viewBox="0 0 508 2234" draw:points="0,0 508,0 508,2234 508,2129">
          <text:p/>
        </draw:polyline>
        <draw:line draw:style-name="gr16" draw:text-style-name="P1" draw:layer="layout" svg:x1="4.734cm" svg:y1="5.58cm" svg:x2="5.08cm" svg:y2="5.58cm">
          <text:p/>
        </draw:line>
        <draw:line draw:style-name="gr16" draw:text-style-name="P1" draw:layer="layout" svg:x1="4.734cm" svg:y1="6.48cm" svg:x2="5.08cm" svg:y2="6.48cm">
          <text:p/>
        </draw:line>
        <draw:line draw:style-name="gr16" draw:text-style-name="P1" draw:layer="layout" svg:x1="4.734cm" svg:y1="7.28cm" svg:x2="5.08cm" svg:y2="7.28cm">
          <text:p/>
        </draw:line>
        <draw:line draw:style-name="gr16" draw:text-style-name="P1" draw:layer="layout" svg:x1="8.034cm" svg:y1="6.88cm" svg:x2="8.38cm" svg:y2="6.88cm">
          <text:p/>
        </draw:line>
        <draw:line draw:style-name="gr16" draw:text-style-name="P1" draw:layer="layout" svg:x1="8.034cm" svg:y1="7.88cm" svg:x2="8.38cm" svg:y2="7.88cm">
          <text:p/>
        </draw:line>
        <draw:line draw:style-name="gr16" draw:text-style-name="P1" draw:layer="layout" svg:x1="8.034cm" svg:y1="9.08cm" svg:x2="8.38cm" svg:y2="9.08cm">
          <text:p/>
        </draw:line>
        <draw:line draw:style-name="gr16" draw:text-style-name="P1" draw:layer="layout" svg:x1="11.034cm" svg:y1="8.18cm" svg:x2="11.38cm" svg:y2="8.18cm">
          <text:p/>
        </draw:line>
        <draw:line draw:style-name="gr16" draw:text-style-name="P1" draw:layer="layout" svg:x1="11.034cm" svg:y1="8.88cm" svg:x2="11.38cm" svg:y2="8.88cm">
          <text:p/>
        </draw:line>
        <draw:line draw:style-name="gr16" draw:text-style-name="P1" draw:layer="layout" svg:x1="11.034cm" svg:y1="9.68cm" svg:x2="11.38cm" svg:y2="9.68cm">
          <text:p/>
        </draw:line>
        <draw:frame draw:style-name="gr8" draw:text-style-name="P7" draw:layer="layout" svg:width="2.373cm" svg:height="0.962cm" svg:x="8.206cm" svg:y="14.372cm">
          <draw:text-box>
            <text:p><text:span text:style-name="T6">unites</text:span></text:p>
          </draw:text-box>
        </draw:frame>
        <draw:line draw:style-name="gr16" draw:text-style-name="P1" draw:layer="layout" svg:x1="8.034cm" svg:y1="14.88cm" svg:x2="8.38cm" svg:y2="14.88cm">
          <text:p/>
        </draw:line>
        <draw:frame draw:style-name="gr8" draw:layer="layout" svg:width="2.576cm" svg:height="0.962cm" svg:x="11.007cm" svg:y="14.673cm">
          <draw:text-box>
            <text:p>unite_a</text:p>
          </draw:text-box>
        </draw:frame>
        <draw:frame draw:style-name="gr8" draw:layer="layout" svg:width="2.576cm" svg:height="0.962cm" svg:x="11.007cm" svg:y="15.373cm">
          <draw:text-box>
            <text:p>unite_b</text:p>
          </draw:text-box>
        </draw:frame>
        <draw:polyline draw:style-name="gr16" draw:text-style-name="P1" draw:layer="layout" svg:width="0.507cm" svg:height="1.718cm" svg:x="10.326cm" svg:y="14.919cm" svg:viewBox="0 0 508 1719" draw:points="0,0 508,0 508,1719 508,1639">
          <text:p/>
        </draw:polyline>
        <draw:line draw:style-name="gr16" draw:text-style-name="P1" draw:layer="layout" svg:x1="10.834cm" svg:y1="15.181cm" svg:x2="11.18cm" svg:y2="15.181cm">
          <text:p/>
        </draw:line>
        <draw:line draw:style-name="gr16" draw:text-style-name="P1" draw:layer="layout" svg:x1="10.834cm" svg:y1="15.881cm" svg:x2="11.18cm" svg:y2="15.881cm">
          <text:p/>
        </draw:line>
        <draw:line draw:style-name="gr16" draw:text-style-name="P1" draw:layer="layout" svg:x1="8.034cm" svg:y1="11.681cm" svg:x2="8.38cm" svg:y2="11.681cm">
          <text:p/>
        </draw:line>
        <draw:frame draw:style-name="gr8" draw:layer="layout" svg:width="2.86cm" svg:height="0.962cm" svg:x="11.107cm" svg:y="11.474cm">
          <draw:text-box>
            <text:p>projet_A</text:p>
          </draw:text-box>
        </draw:frame>
        <draw:frame draw:style-name="gr8" draw:layer="layout" svg:width="2.86cm" svg:height="0.962cm" svg:x="11.107cm" svg:y="12.174cm">
          <draw:text-box>
            <text:p>projet_B</text:p>
          </draw:text-box>
        </draw:frame>
        <draw:polyline draw:style-name="gr16" draw:text-style-name="P1" draw:layer="layout" svg:width="0.507cm" svg:height="1.718cm" svg:x="10.426cm" svg:y="11.72cm" svg:viewBox="0 0 508 1719" draw:points="0,0 508,0 508,1719 508,1639">
          <text:p/>
        </draw:polyline>
        <draw:line draw:style-name="gr16" draw:text-style-name="P1" draw:layer="layout" svg:x1="10.934cm" svg:y1="11.982cm" svg:x2="11.28cm" svg:y2="11.982cm">
          <text:p/>
        </draw:line>
        <draw:line draw:style-name="gr16" draw:text-style-name="P1" draw:layer="layout" svg:x1="10.934cm" svg:y1="12.682cm" svg:x2="11.28cm" svg:y2="12.682cm">
          <text:p/>
        </draw:line>
        <draw:frame draw:style-name="gr8" draw:text-style-name="P7" draw:layer="layout" svg:width="2.619cm" svg:height="0.962cm" svg:x="8.207cm" svg:y="11.172cm">
          <draw:text-box>
            <text:p><text:span text:style-name="T6">projets</text:span></text:p>
          </draw:text-box>
        </draw:frame>
        <draw:polyline draw:style-name="gr16" draw:text-style-name="P1" draw:layer="layout" svg:width="0.507cm" svg:height="2.233cm" svg:x="10.526cm" svg:y="7.918cm" svg:viewBox="0 0 508 2234" draw:points="0,0 508,0 508,2234 508,2129">
          <text:p/>
        </draw:polyline>
        <draw:frame draw:style-name="gr8" draw:layer="layout" svg:width="2.754cm" svg:height="0.962cm" svg:x="14.307cm" svg:y="8.673cm">
          <draw:text-box>
            <text:p>DataBio</text:p>
          </draw:text-box>
        </draw:frame>
        <draw:frame draw:style-name="gr8" draw:layer="layout" svg:width="2.691cm" svg:height="0.962cm" svg:x="14.307cm" svg:y="10.473cm">
          <draw:text-box>
            <text:p>blast.txt</text:p>
          </draw:text-box>
        </draw:frame>
        <draw:polyline draw:style-name="gr16" draw:text-style-name="P1" draw:layer="layout" svg:width="0.507cm" svg:height="2.233cm" svg:x="13.626cm" svg:y="8.919cm" svg:viewBox="0 0 508 2234" draw:points="0,0 508,0 508,2234 508,2129">
          <text:p/>
        </draw:polyline>
        <draw:line draw:style-name="gr16" draw:text-style-name="P1" draw:layer="layout" svg:x1="14.134cm" svg:y1="9.181cm" svg:x2="14.48cm" svg:y2="9.181cm">
          <text:p/>
        </draw:line>
        <draw:line draw:style-name="gr16" draw:text-style-name="P1" draw:layer="layout" svg:x1="14.134cm" svg:y1="9.881cm" svg:x2="14.48cm" svg:y2="9.881cm">
          <text:p/>
        </draw:line>
        <draw:line draw:style-name="gr16" draw:text-style-name="P1" draw:layer="layout" svg:x1="14.134cm" svg:y1="10.981cm" svg:x2="14.48cm" svg:y2="10.981cm">
          <text:p/>
        </draw:line>
        <draw:polyline draw:style-name="gr16" draw:text-style-name="P1" draw:layer="layout" svg:width="0.507cm" svg:height="2.233cm" svg:x="13.626cm" svg:y="8.919cm" svg:viewBox="0 0 508 2234" draw:points="0,0 508,0 508,2234 508,2129">
          <text:p/>
        </draw:polyline>
        <draw:frame draw:style-name="gr8" draw:layer="layout" svg:width="3.669cm" svg:height="0.962cm" svg:x="17.807cm" svg:y="8.874cm">
          <draw:text-box>
            <text:p>Sequences</text:p>
          </draw:text-box>
        </draw:frame>
        <draw:frame draw:style-name="gr8" draw:layer="layout" svg:width="2.018cm" svg:height="0.962cm" svg:x="17.807cm" svg:y="9.574cm">
          <draw:text-box>
            <text:p>HMM</text:p>
          </draw:text-box>
        </draw:frame>
        <draw:frame draw:style-name="gr8" draw:layer="layout" svg:width="1.035cm" svg:height="0.962cm" svg:x="17.807cm" svg:y="10.274cm">
          <draw:text-box>
            <text:p>...</text:p>
          </draw:text-box>
        </draw:frame>
        <draw:polyline draw:style-name="gr16" draw:text-style-name="P1" draw:layer="layout" svg:width="0.507cm" svg:height="2.233cm" svg:x="17.126cm" svg:y="9.12cm" svg:viewBox="0 0 508 2234" draw:points="0,0 508,0 508,2234 508,2129">
          <text:p/>
        </draw:polyline>
        <draw:line draw:style-name="gr16" draw:text-style-name="P1" draw:layer="layout" svg:x1="17.634cm" svg:y1="9.382cm" svg:x2="17.98cm" svg:y2="9.382cm">
          <text:p/>
        </draw:line>
        <draw:line draw:style-name="gr16" draw:text-style-name="P1" draw:layer="layout" svg:x1="17.634cm" svg:y1="10.082cm" svg:x2="17.98cm" svg:y2="10.082cm">
          <text:p/>
        </draw:line>
        <draw:line draw:style-name="gr16" draw:text-style-name="P1" draw:layer="layout" svg:x1="17.634cm" svg:y1="10.882cm" svg:x2="17.98cm" svg:y2="10.882cm">
          <text:p/>
        </draw:line>
        <draw:polyline draw:style-name="gr16" draw:text-style-name="P1" draw:layer="layout" svg:width="0.507cm" svg:height="2.233cm" svg:x="17.126cm" svg:y="9.12cm" svg:viewBox="0 0 508 2234" draw:points="0,0 508,0 508,2234 508,2129">
          <text:p/>
        </draw:polyline>
        <draw:polyline draw:style-name="gr16" draw:text-style-name="P1" draw:layer="layout" svg:width="0.507cm" svg:height="2.233cm" svg:x="21.226cm" svg:y="9.42cm" svg:viewBox="0 0 508 2234" draw:points="0,0 508,0 508,2234 508,2129">
          <text:p/>
        </draw:polyline>
        <draw:frame draw:style-name="gr8" draw:layer="layout" svg:width="2.263cm" svg:height="0.962cm" svg:x="21.907cm" svg:y="9.074cm">
          <draw:text-box>
            <text:p>qn1.fa</text:p>
          </draw:text-box>
        </draw:frame>
        <draw:frame draw:style-name="gr8" draw:layer="layout" svg:width="2.369cm" svg:height="0.962cm" svg:x="21.907cm" svg:y="9.774cm">
          <draw:text-box>
            <text:p>abc.sp</text:p>
          </draw:text-box>
        </draw:frame>
        <draw:frame draw:style-name="gr8" draw:layer="layout" svg:width="1.035cm" svg:height="0.962cm" svg:x="21.907cm" svg:y="10.474cm">
          <draw:text-box>
            <text:p>...</text:p>
          </draw:text-box>
        </draw:frame>
        <draw:line draw:style-name="gr16" draw:text-style-name="P1" draw:layer="layout" svg:x1="21.734cm" svg:y1="9.582cm" svg:x2="22.08cm" svg:y2="9.582cm">
          <text:p/>
        </draw:line>
        <draw:line draw:style-name="gr16" draw:text-style-name="P1" draw:layer="layout" svg:x1="21.734cm" svg:y1="10.282cm" svg:x2="22.08cm" svg:y2="10.282cm">
          <text:p/>
        </draw:line>
        <draw:line draw:style-name="gr16" draw:text-style-name="P1" draw:layer="layout" svg:x1="21.734cm" svg:y1="11.082cm" svg:x2="22.08cm" svg:y2="11.082cm">
          <text:p/>
        </draw:line>
        <draw:line draw:style-name="gr17" draw:text-style-name="P1" draw:layer="layout" svg:x1="4.726cm" svg:y1="9.044cm" svg:x2="4.726cm" svg:y2="10.822cm">
          <text:p/>
        </draw:line>
        <draw:g>
          <draw:custom-shape draw:style-name="gr22" draw:text-style-name="P1" draw:layer="layout" svg:width="0.508cm" svg:height="1.27cm" svg:x="7.742cm" svg:y="12.29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8.034cm" svg:y1="12.292cm" svg:x2="8.034cm" svg:y2="13.51cm">
            <text:p/>
          </draw:line>
        </draw:g>
        <draw:g>
          <draw:custom-shape draw:style-name="gr22" draw:text-style-name="P1" draw:layer="layout" svg:width="0.508cm" svg:height="1.27cm" svg:x="7.742cm" svg:y="16.96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8.034cm" svg:y1="16.967cm" svg:x2="8.034cm" svg:y2="18.185cm">
            <text:p/>
          </draw:line>
        </draw:g>
        <draw:g>
          <draw:custom-shape draw:style-name="gr22" draw:text-style-name="P1" draw:layer="layout" svg:width="0.508cm" svg:height="1.27cm" svg:x="10.542cm" svg:y="16.54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0.834cm" svg:y1="16.542cm" svg:x2="10.834cm" svg:y2="17.76cm">
            <text:p/>
          </draw:line>
        </draw:g>
        <draw:g>
          <draw:custom-shape draw:style-name="gr22" draw:text-style-name="P1" draw:layer="layout" svg:width="0.508cm" svg:height="1.27cm" svg:x="10.642cm" svg:y="13.21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0.934cm" svg:y1="13.217cm" svg:x2="10.934cm" svg:y2="14.435cm">
            <text:p/>
          </draw:line>
        </draw:g>
        <draw:g>
          <draw:custom-shape draw:style-name="gr22" draw:text-style-name="P1" draw:layer="layout" svg:width="0.508cm" svg:height="1.27cm" svg:x="10.742cm" svg:y="9.99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1.034cm" svg:y1="9.992cm" svg:x2="11.034cm" svg:y2="11.21cm">
            <text:p/>
          </draw:line>
        </draw:g>
        <draw:g>
          <draw:custom-shape draw:style-name="gr11" draw:text-style-name="P1" draw:layer="layout" svg:width="22.098cm" svg:height="14.532cm" svg:x="3.048cm" svg:y="4.03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2.606cm" svg:height="14.986cm" svg:x="2.794cm" svg:y="3.81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4" draw:text-style-name="P4" draw:layer="layout" svg:width="0.762cm" svg:height="0.962cm" svg:x="3.502cm" svg:y="4.31cm">
          <draw:text-box>
            <text:p><text:span text:style-name="T3">/</text:span></text:p>
          </draw:text-box>
        </draw:frame>
        <draw:frame draw:style-name="gr8" draw:text-style-name="P8" draw:layer="layout" svg:width="2.792cm" svg:height="0.962cm" svg:x="5.006cm" svg:y="5.942cm">
          <draw:text-box>
            <text:p><text:span text:style-name="T7">pasteur</text:span></text:p>
          </draw:text-box>
        </draw:frame>
        <draw:frame draw:style-name="gr8" draw:layer="layout" svg:width="1.383cm" svg:height="0.962cm" svg:x="5.006cm" svg:y="5.072cm">
          <draw:text-box>
            <text:p>opt</text:p>
          </draw:text-box>
        </draw:frame>
        <draw:frame draw:style-name="gr8" draw:layer="layout" svg:width="1.734cm" svg:height="0.962cm" svg:x="5.006cm" svg:y="6.772cm">
          <draw:text-box>
            <text:p>proc</text:p>
          </draw:text-box>
        </draw:frame>
        <draw:frame draw:style-name="gr8" draw:layer="layout" svg:width="1.734cm" svg:height="0.962cm" svg:x="8.206cm" svg:y="6.372cm">
          <draw:text-box>
            <text:p>gmp</text:p>
          </draw:text-box>
        </draw:frame>
        <draw:frame draw:style-name="gr8" draw:text-style-name="P8" draw:layer="layout" svg:width="2.547cm" svg:height="0.962cm" svg:x="8.206cm" svg:y="7.372cm">
          <draw:text-box>
            <text:p><text:span text:style-name="T7">homes</text:span></text:p>
          </draw:text-box>
        </draw:frame>
        <draw:frame draw:style-name="gr8" draw:layer="layout" svg:width="2.331cm" svg:height="0.962cm" svg:x="8.206cm" svg:y="8.572cm">
          <draw:text-box>
            <text:p>listeria</text:p>
          </draw:text-box>
        </draw:frame>
        <draw:frame draw:style-name="gr8" draw:layer="layout" svg:width="2.538cm" svg:height="0.962cm" svg:x="11.207cm" svg:y="7.672cm">
          <draw:text-box>
            <text:p>login_1</text:p>
          </draw:text-box>
        </draw:frame>
        <draw:frame draw:style-name="gr8" draw:text-style-name="P4" draw:layer="layout" svg:width="2.729cm" svg:height="0.962cm" svg:x="11.207cm" svg:y="8.372cm">
          <draw:text-box>
            <text:p><text:span text:style-name="T3">login_2</text:span></text:p>
          </draw:text-box>
        </draw:frame>
        <draw:frame draw:style-name="gr8" draw:layer="layout" svg:width="2.538cm" svg:height="0.962cm" svg:x="11.207cm" svg:y="9.072cm">
          <draw:text-box>
            <text:p>login_3</text:p>
          </draw:text-box>
        </draw:frame>
        <draw:polyline draw:style-name="gr16" draw:text-style-name="P1" draw:layer="layout" svg:width="0.507cm" svg:height="4.217cm" svg:x="4.226cm" svg:y="4.818cm" svg:viewBox="0 0 508 4218" draw:points="0,0 508,0 508,4218 508,4021">
          <text:p/>
        </draw:polyline>
        <draw:polyline draw:style-name="gr16" draw:text-style-name="P1" draw:layer="layout" svg:width="0.507cm" svg:height="11.615cm" svg:x="7.526cm" svg:y="6.418cm" svg:viewBox="0 0 508 11616" draw:points="0,0 508,0 508,11616 508,11073">
          <text:p/>
        </draw:polyline>
        <draw:polyline draw:style-name="gr16" draw:text-style-name="P1" draw:layer="layout" svg:width="0.507cm" svg:height="2.233cm" svg:x="10.526cm" svg:y="7.918cm" svg:viewBox="0 0 508 2234" draw:points="0,0 508,0 508,2234 508,2129">
          <text:p/>
        </draw:polyline>
        <draw:line draw:style-name="gr16" draw:text-style-name="P1" draw:layer="layout" svg:x1="4.734cm" svg:y1="5.58cm" svg:x2="5.08cm" svg:y2="5.58cm">
          <text:p/>
        </draw:line>
        <draw:line draw:style-name="gr18" draw:text-style-name="P1" draw:layer="layout" svg:x1="4.734cm" svg:y1="6.48cm" svg:x2="5.08cm" svg:y2="6.48cm">
          <text:p/>
        </draw:line>
        <draw:line draw:style-name="gr16" draw:text-style-name="P1" draw:layer="layout" svg:x1="4.734cm" svg:y1="7.28cm" svg:x2="5.08cm" svg:y2="7.28cm">
          <text:p/>
        </draw:line>
        <draw:line draw:style-name="gr16" draw:text-style-name="P1" draw:layer="layout" svg:x1="8.034cm" svg:y1="6.88cm" svg:x2="8.38cm" svg:y2="6.88cm">
          <text:p/>
        </draw:line>
        <draw:line draw:style-name="gr18" draw:text-style-name="P1" draw:layer="layout" svg:x1="8.034cm" svg:y1="7.88cm" svg:x2="8.38cm" svg:y2="7.88cm">
          <text:p/>
        </draw:line>
        <draw:line draw:style-name="gr16" draw:text-style-name="P1" draw:layer="layout" svg:x1="8.034cm" svg:y1="9.08cm" svg:x2="8.38cm" svg:y2="9.08cm">
          <text:p/>
        </draw:line>
        <draw:line draw:style-name="gr16" draw:text-style-name="P1" draw:layer="layout" svg:x1="11.034cm" svg:y1="8.18cm" svg:x2="11.38cm" svg:y2="8.18cm">
          <text:p/>
        </draw:line>
        <draw:line draw:style-name="gr18" draw:text-style-name="P1" draw:layer="layout" svg:x1="11.034cm" svg:y1="8.88cm" svg:x2="11.38cm" svg:y2="8.88cm">
          <text:p/>
        </draw:line>
        <draw:line draw:style-name="gr16" draw:text-style-name="P1" draw:layer="layout" svg:x1="11.034cm" svg:y1="9.68cm" svg:x2="11.38cm" svg:y2="9.68cm">
          <text:p/>
        </draw:line>
        <draw:frame draw:style-name="gr8" draw:text-style-name="P7" draw:layer="layout" svg:width="2.373cm" svg:height="0.962cm" svg:x="8.206cm" svg:y="14.372cm">
          <draw:text-box>
            <text:p><text:span text:style-name="T6">unites</text:span></text:p>
          </draw:text-box>
        </draw:frame>
        <draw:line draw:style-name="gr16" draw:text-style-name="P1" draw:layer="layout" svg:x1="8.034cm" svg:y1="14.88cm" svg:x2="8.38cm" svg:y2="14.88cm">
          <text:p/>
        </draw:line>
        <draw:frame draw:style-name="gr8" draw:layer="layout" svg:width="2.576cm" svg:height="0.962cm" svg:x="11.007cm" svg:y="14.673cm">
          <draw:text-box>
            <text:p>unite_a</text:p>
          </draw:text-box>
        </draw:frame>
        <draw:frame draw:style-name="gr8" draw:layer="layout" svg:width="2.576cm" svg:height="0.962cm" svg:x="11.007cm" svg:y="15.373cm">
          <draw:text-box>
            <text:p>unite_b</text:p>
          </draw:text-box>
        </draw:frame>
        <draw:polyline draw:style-name="gr16" draw:text-style-name="P1" draw:layer="layout" svg:width="0.507cm" svg:height="1.718cm" svg:x="10.326cm" svg:y="14.919cm" svg:viewBox="0 0 508 1719" draw:points="0,0 508,0 508,1719 508,1639">
          <text:p/>
        </draw:polyline>
        <draw:line draw:style-name="gr16" draw:text-style-name="P1" draw:layer="layout" svg:x1="10.834cm" svg:y1="15.181cm" svg:x2="11.18cm" svg:y2="15.181cm">
          <text:p/>
        </draw:line>
        <draw:line draw:style-name="gr16" draw:text-style-name="P1" draw:layer="layout" svg:x1="10.834cm" svg:y1="15.881cm" svg:x2="11.18cm" svg:y2="15.881cm">
          <text:p/>
        </draw:line>
        <draw:line draw:style-name="gr16" draw:text-style-name="P1" draw:layer="layout" svg:x1="8.034cm" svg:y1="11.681cm" svg:x2="8.38cm" svg:y2="11.681cm">
          <text:p/>
        </draw:line>
        <draw:frame draw:style-name="gr8" draw:layer="layout" svg:width="2.86cm" svg:height="0.962cm" svg:x="11.107cm" svg:y="11.474cm">
          <draw:text-box>
            <text:p>projet_A</text:p>
          </draw:text-box>
        </draw:frame>
        <draw:frame draw:style-name="gr8" draw:layer="layout" svg:width="2.86cm" svg:height="0.962cm" svg:x="11.107cm" svg:y="12.174cm">
          <draw:text-box>
            <text:p>projet_B</text:p>
          </draw:text-box>
        </draw:frame>
        <draw:polyline draw:style-name="gr16" draw:text-style-name="P1" draw:layer="layout" svg:width="0.507cm" svg:height="1.718cm" svg:x="10.426cm" svg:y="11.72cm" svg:viewBox="0 0 508 1719" draw:points="0,0 508,0 508,1719 508,1639">
          <text:p/>
        </draw:polyline>
        <draw:line draw:style-name="gr16" draw:text-style-name="P1" draw:layer="layout" svg:x1="10.934cm" svg:y1="11.982cm" svg:x2="11.28cm" svg:y2="11.982cm">
          <text:p/>
        </draw:line>
        <draw:line draw:style-name="gr16" draw:text-style-name="P1" draw:layer="layout" svg:x1="10.934cm" svg:y1="12.682cm" svg:x2="11.28cm" svg:y2="12.682cm">
          <text:p/>
        </draw:line>
        <draw:frame draw:style-name="gr8" draw:text-style-name="P7" draw:layer="layout" svg:width="2.619cm" svg:height="0.962cm" svg:x="8.207cm" svg:y="11.172cm">
          <draw:text-box>
            <text:p><text:span text:style-name="T6">projets</text:span></text:p>
          </draw:text-box>
        </draw:frame>
        <draw:polyline draw:style-name="gr16" draw:text-style-name="P1" draw:layer="layout" svg:width="0.507cm" svg:height="2.233cm" svg:x="10.526cm" svg:y="7.918cm" svg:viewBox="0 0 508 2234" draw:points="0,0 508,0 508,2234 508,2129">
          <text:p/>
        </draw:polyline>
        <draw:frame draw:style-name="gr8" draw:layer="layout" svg:width="2.754cm" svg:height="0.962cm" svg:x="14.307cm" svg:y="8.673cm">
          <draw:text-box>
            <text:p>DataBio</text:p>
          </draw:text-box>
        </draw:frame>
        <draw:frame draw:style-name="gr8" draw:layer="layout" svg:width="2.691cm" svg:height="0.962cm" svg:x="14.307cm" svg:y="10.473cm">
          <draw:text-box>
            <text:p>blast.txt</text:p>
          </draw:text-box>
        </draw:frame>
        <draw:polyline draw:style-name="gr16" draw:text-style-name="P1" draw:layer="layout" svg:width="0.507cm" svg:height="2.233cm" svg:x="13.626cm" svg:y="8.919cm" svg:viewBox="0 0 508 2234" draw:points="0,0 508,0 508,2234 508,2129">
          <text:p/>
        </draw:polyline>
        <draw:line draw:style-name="gr16" draw:text-style-name="P1" draw:layer="layout" svg:x1="14.134cm" svg:y1="9.181cm" svg:x2="14.48cm" svg:y2="9.181cm">
          <text:p/>
        </draw:line>
        <draw:line draw:style-name="gr16" draw:text-style-name="P1" draw:layer="layout" svg:x1="14.134cm" svg:y1="9.881cm" svg:x2="14.48cm" svg:y2="9.881cm">
          <text:p/>
        </draw:line>
        <draw:line draw:style-name="gr16" draw:text-style-name="P1" draw:layer="layout" svg:x1="14.134cm" svg:y1="10.981cm" svg:x2="14.48cm" svg:y2="10.981cm">
          <text:p/>
        </draw:line>
        <draw:polyline draw:style-name="gr16" draw:text-style-name="P1" draw:layer="layout" svg:width="0.507cm" svg:height="2.233cm" svg:x="13.626cm" svg:y="8.919cm" svg:viewBox="0 0 508 2234" draw:points="0,0 508,0 508,2234 508,2129">
          <text:p/>
        </draw:polyline>
        <draw:frame draw:style-name="gr8" draw:layer="layout" svg:width="3.669cm" svg:height="0.962cm" svg:x="17.807cm" svg:y="8.874cm">
          <draw:text-box>
            <text:p>Sequences</text:p>
          </draw:text-box>
        </draw:frame>
        <draw:frame draw:style-name="gr8" draw:layer="layout" svg:width="2.018cm" svg:height="0.962cm" svg:x="17.807cm" svg:y="9.574cm">
          <draw:text-box>
            <text:p>HMM</text:p>
          </draw:text-box>
        </draw:frame>
        <draw:frame draw:style-name="gr8" draw:layer="layout" svg:width="1.035cm" svg:height="0.962cm" svg:x="17.807cm" svg:y="10.274cm">
          <draw:text-box>
            <text:p>...</text:p>
          </draw:text-box>
        </draw:frame>
        <draw:polyline draw:style-name="gr16" draw:text-style-name="P1" draw:layer="layout" svg:width="0.507cm" svg:height="2.233cm" svg:x="17.126cm" svg:y="9.12cm" svg:viewBox="0 0 508 2234" draw:points="0,0 508,0 508,2234 508,2129">
          <text:p/>
        </draw:polyline>
        <draw:line draw:style-name="gr16" draw:text-style-name="P1" draw:layer="layout" svg:x1="17.634cm" svg:y1="9.382cm" svg:x2="17.98cm" svg:y2="9.382cm">
          <text:p/>
        </draw:line>
        <draw:line draw:style-name="gr16" draw:text-style-name="P1" draw:layer="layout" svg:x1="17.634cm" svg:y1="10.082cm" svg:x2="17.98cm" svg:y2="10.082cm">
          <text:p/>
        </draw:line>
        <draw:line draw:style-name="gr16" draw:text-style-name="P1" draw:layer="layout" svg:x1="17.634cm" svg:y1="10.882cm" svg:x2="17.98cm" svg:y2="10.882cm">
          <text:p/>
        </draw:line>
        <draw:polyline draw:style-name="gr16" draw:text-style-name="P1" draw:layer="layout" svg:width="0.507cm" svg:height="2.233cm" svg:x="17.126cm" svg:y="9.12cm" svg:viewBox="0 0 508 2234" draw:points="0,0 508,0 508,2234 508,2129">
          <text:p/>
        </draw:polyline>
        <draw:polyline draw:style-name="gr16" draw:text-style-name="P1" draw:layer="layout" svg:width="0.507cm" svg:height="2.233cm" svg:x="21.226cm" svg:y="9.42cm" svg:viewBox="0 0 508 2234" draw:points="0,0 508,0 508,2234 508,2129">
          <text:p/>
        </draw:polyline>
        <draw:frame draw:style-name="gr8" draw:layer="layout" svg:width="2.263cm" svg:height="0.962cm" svg:x="21.907cm" svg:y="9.074cm">
          <draw:text-box>
            <text:p>qn1.fa</text:p>
          </draw:text-box>
        </draw:frame>
        <draw:frame draw:style-name="gr8" draw:layer="layout" svg:width="2.369cm" svg:height="0.962cm" svg:x="21.907cm" svg:y="9.774cm">
          <draw:text-box>
            <text:p>abc.sp</text:p>
          </draw:text-box>
        </draw:frame>
        <draw:frame draw:style-name="gr8" draw:layer="layout" svg:width="1.035cm" svg:height="0.962cm" svg:x="21.907cm" svg:y="10.474cm">
          <draw:text-box>
            <text:p>...</text:p>
          </draw:text-box>
        </draw:frame>
        <draw:line draw:style-name="gr16" draw:text-style-name="P1" draw:layer="layout" svg:x1="21.734cm" svg:y1="9.582cm" svg:x2="22.08cm" svg:y2="9.582cm">
          <text:p/>
        </draw:line>
        <draw:line draw:style-name="gr16" draw:text-style-name="P1" draw:layer="layout" svg:x1="21.734cm" svg:y1="10.282cm" svg:x2="22.08cm" svg:y2="10.282cm">
          <text:p/>
        </draw:line>
        <draw:line draw:style-name="gr16" draw:text-style-name="P1" draw:layer="layout" svg:x1="21.734cm" svg:y1="11.082cm" svg:x2="22.08cm" svg:y2="11.082cm">
          <text:p/>
        </draw:line>
        <draw:line draw:style-name="gr17" draw:text-style-name="P1" draw:layer="layout" svg:x1="4.726cm" svg:y1="9.044cm" svg:x2="4.726cm" svg:y2="10.822cm">
          <text:p/>
        </draw:line>
        <draw:g>
          <draw:custom-shape draw:style-name="gr22" draw:text-style-name="P1" draw:layer="layout" svg:width="0.508cm" svg:height="1.27cm" svg:x="7.742cm" svg:y="12.29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8.034cm" svg:y1="12.292cm" svg:x2="8.034cm" svg:y2="13.51cm">
            <text:p/>
          </draw:line>
        </draw:g>
        <draw:g>
          <draw:custom-shape draw:style-name="gr22" draw:text-style-name="P1" draw:layer="layout" svg:width="0.508cm" svg:height="1.27cm" svg:x="7.742cm" svg:y="16.96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8.034cm" svg:y1="16.967cm" svg:x2="8.034cm" svg:y2="18.185cm">
            <text:p/>
          </draw:line>
        </draw:g>
        <draw:g>
          <draw:custom-shape draw:style-name="gr22" draw:text-style-name="P1" draw:layer="layout" svg:width="0.508cm" svg:height="1.27cm" svg:x="10.542cm" svg:y="16.54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0.834cm" svg:y1="16.542cm" svg:x2="10.834cm" svg:y2="17.76cm">
            <text:p/>
          </draw:line>
        </draw:g>
        <draw:g>
          <draw:custom-shape draw:style-name="gr22" draw:text-style-name="P1" draw:layer="layout" svg:width="0.508cm" svg:height="1.27cm" svg:x="10.642cm" svg:y="13.21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0.934cm" svg:y1="13.217cm" svg:x2="10.934cm" svg:y2="14.435cm">
            <text:p/>
          </draw:line>
        </draw:g>
        <draw:g>
          <draw:custom-shape draw:style-name="gr22" draw:text-style-name="P1" draw:layer="layout" svg:width="0.508cm" svg:height="1.27cm" svg:x="10.742cm" svg:y="9.99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1.034cm" svg:y1="9.992cm" svg:x2="11.034cm" svg:y2="11.21cm">
            <text:p/>
          </draw:line>
        </draw:g>
        <draw:polyline draw:style-name="gr18" draw:text-style-name="P1" draw:layer="layout" svg:width="0.507cm" svg:height="1.785cm" svg:x="4.226cm" svg:y="4.818cm" svg:viewBox="0 0 508 1786" draw:points="0,0 508,0 508,1786 508,1702">
          <text:p/>
        </draw:polyline>
        <draw:polyline draw:style-name="gr18" draw:text-style-name="P1" draw:layer="layout" svg:width="0.507cm" svg:height="1.785cm" svg:x="7.526cm" svg:y="6.418cm" svg:viewBox="0 0 508 1786" draw:points="0,0 508,0 508,1786 508,1702">
          <text:p/>
        </draw:polyline>
        <draw:polyline draw:style-name="gr18" draw:text-style-name="P1" draw:layer="layout" svg:width="0.507cm" svg:height="0.971cm" svg:x="10.526cm" svg:y="7.918cm" svg:viewBox="0 0 508 972" draw:points="0,0 508,0 508,972 508,927">
          <text:p/>
        </draw:polyline>
        <draw:frame draw:style-name="gr23" draw:text-style-name="P9" draw:layer="layout" svg:width="23.114cm" svg:height="1.12cm" svg:x="2.794cm" svg:y="19.152cm">
          <draw:text-box>
            <text:p><text:span text:style-name="T8">Absolute path to home of user login_2 : </text:span><text:span text:style-name="T9">/pasteur/homes/login_2</text:span></text:p>
          </draw:text-box>
        </draw:frame>
        <draw:g>
          <draw:custom-shape draw:style-name="gr11" draw:text-style-name="P1" draw:layer="layout" svg:width="23.09cm" svg:height="16.256cm" svg:x="2.552cm" svg:y="4.06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3.622cm" svg:height="16.764cm" svg:x="2.286cm" svg:y="3.81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4" draw:text-style-name="P10" draw:layer="layout" svg:width="0.762cm" svg:height="0.962cm" svg:x="3.502cm" svg:y="4.31cm">
          <draw:text-box>
            <text:p><text:span text:style-name="T10">/</text:span></text:p>
          </draw:text-box>
        </draw:frame>
        <draw:frame draw:style-name="gr8" draw:text-style-name="P11" draw:layer="layout" svg:width="2.792cm" svg:height="0.962cm" svg:x="5.006cm" svg:y="5.942cm">
          <draw:text-box>
            <text:p><text:span text:style-name="T11">pasteur</text:span></text:p>
          </draw:text-box>
        </draw:frame>
        <draw:frame draw:style-name="gr8" draw:text-style-name="P12" draw:layer="layout" svg:width="1.383cm" svg:height="0.962cm" svg:x="5.006cm" svg:y="5.072cm">
          <draw:text-box>
            <text:p><text:span text:style-name="T12">opt</text:span></text:p>
          </draw:text-box>
        </draw:frame>
        <draw:frame draw:style-name="gr8" draw:text-style-name="P12" draw:layer="layout" svg:width="1.734cm" svg:height="0.962cm" svg:x="5.006cm" svg:y="6.772cm">
          <draw:text-box>
            <text:p><text:span text:style-name="T12">proc</text:span></text:p>
          </draw:text-box>
        </draw:frame>
        <draw:frame draw:style-name="gr8" draw:text-style-name="P12" draw:layer="layout" svg:width="1.734cm" svg:height="0.962cm" svg:x="8.206cm" svg:y="6.372cm">
          <draw:text-box>
            <text:p><text:span text:style-name="T12">gmp</text:span></text:p>
          </draw:text-box>
        </draw:frame>
        <draw:frame draw:style-name="gr8" draw:text-style-name="P13" draw:layer="layout" svg:width="2.547cm" svg:height="0.962cm" svg:x="8.206cm" svg:y="7.372cm">
          <draw:text-box>
            <text:p><text:span text:style-name="T13">homes</text:span></text:p>
          </draw:text-box>
        </draw:frame>
        <draw:frame draw:style-name="gr8" draw:text-style-name="P12" draw:layer="layout" svg:width="2.331cm" svg:height="0.962cm" svg:x="8.206cm" svg:y="8.572cm">
          <draw:text-box>
            <text:p><text:span text:style-name="T12">listeria</text:span></text:p>
          </draw:text-box>
        </draw:frame>
        <draw:frame draw:style-name="gr8" draw:text-style-name="P12" draw:layer="layout" svg:width="2.538cm" svg:height="0.962cm" svg:x="11.207cm" svg:y="7.672cm">
          <draw:text-box>
            <text:p><text:span text:style-name="T12">login_1</text:span></text:p>
          </draw:text-box>
        </draw:frame>
        <draw:frame draw:style-name="gr8" draw:text-style-name="P12" draw:layer="layout" svg:width="2.538cm" svg:height="0.962cm" svg:x="11.207cm" svg:y="8.372cm">
          <draw:text-box>
            <text:p><text:span text:style-name="T12">login_2</text:span></text:p>
          </draw:text-box>
        </draw:frame>
        <draw:frame draw:style-name="gr8" draw:text-style-name="P12" draw:layer="layout" svg:width="2.538cm" svg:height="0.962cm" svg:x="11.207cm" svg:y="9.072cm">
          <draw:text-box>
            <text:p><text:span text:style-name="T12">login_3</text:span></text:p>
          </draw:text-box>
        </draw:frame>
        <draw:polyline draw:style-name="gr16" draw:text-style-name="P1" draw:layer="layout" svg:width="0.507cm" svg:height="4.217cm" svg:x="4.226cm" svg:y="4.818cm" svg:viewBox="0 0 508 4218" draw:points="0,0 508,0 508,4218 508,4021">
          <text:p/>
        </draw:polyline>
        <draw:polyline draw:style-name="gr16" draw:text-style-name="P1" draw:layer="layout" svg:width="0.507cm" svg:height="11.615cm" svg:x="7.526cm" svg:y="6.418cm" svg:viewBox="0 0 508 11616" draw:points="0,0 508,0 508,11616 508,11073">
          <text:p/>
        </draw:polyline>
        <draw:polyline draw:style-name="gr16" draw:text-style-name="P1" draw:layer="layout" svg:width="0.507cm" svg:height="2.233cm" svg:x="10.526cm" svg:y="7.918cm" svg:viewBox="0 0 508 2234" draw:points="0,0 508,0 508,2234 508,2129">
          <text:p/>
        </draw:polyline>
        <draw:line draw:style-name="gr16" draw:text-style-name="P1" draw:layer="layout" svg:x1="4.734cm" svg:y1="5.58cm" svg:x2="5.08cm" svg:y2="5.58cm">
          <text:p/>
        </draw:line>
        <draw:line draw:style-name="gr24" draw:text-style-name="P1" draw:layer="layout" svg:x1="4.734cm" svg:y1="6.48cm" svg:x2="5.08cm" svg:y2="6.48cm">
          <text:p/>
        </draw:line>
        <draw:line draw:style-name="gr16" draw:text-style-name="P1" draw:layer="layout" svg:x1="4.734cm" svg:y1="7.28cm" svg:x2="5.08cm" svg:y2="7.28cm">
          <text:p/>
        </draw:line>
        <draw:line draw:style-name="gr16" draw:text-style-name="P1" draw:layer="layout" svg:x1="8.034cm" svg:y1="6.88cm" svg:x2="8.38cm" svg:y2="6.88cm">
          <text:p/>
        </draw:line>
        <draw:line draw:style-name="gr16" draw:text-style-name="P1" draw:layer="layout" svg:x1="8.034cm" svg:y1="7.88cm" svg:x2="8.38cm" svg:y2="7.88cm">
          <text:p/>
        </draw:line>
        <draw:line draw:style-name="gr16" draw:text-style-name="P1" draw:layer="layout" svg:x1="8.034cm" svg:y1="9.08cm" svg:x2="8.38cm" svg:y2="9.08cm">
          <text:p/>
        </draw:line>
        <draw:line draw:style-name="gr16" draw:text-style-name="P1" draw:layer="layout" svg:x1="11.034cm" svg:y1="8.18cm" svg:x2="11.38cm" svg:y2="8.18cm">
          <text:p/>
        </draw:line>
        <draw:line draw:style-name="gr16" draw:text-style-name="P1" draw:layer="layout" svg:x1="11.034cm" svg:y1="8.88cm" svg:x2="11.38cm" svg:y2="8.88cm">
          <text:p/>
        </draw:line>
        <draw:line draw:style-name="gr16" draw:text-style-name="P1" draw:layer="layout" svg:x1="11.034cm" svg:y1="9.68cm" svg:x2="11.38cm" svg:y2="9.68cm">
          <text:p/>
        </draw:line>
        <draw:frame draw:style-name="gr8" draw:text-style-name="P13" draw:layer="layout" svg:width="2.373cm" svg:height="0.962cm" svg:x="8.206cm" svg:y="14.372cm">
          <draw:text-box>
            <text:p><text:span text:style-name="T13">unites</text:span></text:p>
          </draw:text-box>
        </draw:frame>
        <draw:line draw:style-name="gr16" draw:text-style-name="P1" draw:layer="layout" svg:x1="8.034cm" svg:y1="14.88cm" svg:x2="8.38cm" svg:y2="14.88cm">
          <text:p/>
        </draw:line>
        <draw:frame draw:style-name="gr8" draw:text-style-name="P12" draw:layer="layout" svg:width="2.576cm" svg:height="0.962cm" svg:x="11.007cm" svg:y="14.673cm">
          <draw:text-box>
            <text:p><text:span text:style-name="T12">unite_a</text:span></text:p>
          </draw:text-box>
        </draw:frame>
        <draw:frame draw:style-name="gr8" draw:text-style-name="P12" draw:layer="layout" svg:width="2.576cm" svg:height="0.962cm" svg:x="11.007cm" svg:y="15.373cm">
          <draw:text-box>
            <text:p><text:span text:style-name="T12">unite_b</text:span></text:p>
          </draw:text-box>
        </draw:frame>
        <draw:polyline draw:style-name="gr16" draw:text-style-name="P1" draw:layer="layout" svg:width="0.507cm" svg:height="1.718cm" svg:x="10.326cm" svg:y="14.919cm" svg:viewBox="0 0 508 1719" draw:points="0,0 508,0 508,1719 508,1639">
          <text:p/>
        </draw:polyline>
        <draw:line draw:style-name="gr16" draw:text-style-name="P1" draw:layer="layout" svg:x1="10.834cm" svg:y1="15.181cm" svg:x2="11.18cm" svg:y2="15.181cm">
          <text:p/>
        </draw:line>
        <draw:line draw:style-name="gr16" draw:text-style-name="P1" draw:layer="layout" svg:x1="10.834cm" svg:y1="15.881cm" svg:x2="11.18cm" svg:y2="15.881cm">
          <text:p/>
        </draw:line>
        <draw:line draw:style-name="gr24" draw:text-style-name="P1" draw:layer="layout" svg:x1="8.034cm" svg:y1="11.681cm" svg:x2="8.38cm" svg:y2="11.681cm">
          <text:p/>
        </draw:line>
        <draw:frame draw:style-name="gr8" draw:text-style-name="P12" draw:layer="layout" svg:width="2.86cm" svg:height="0.962cm" svg:x="11.107cm" svg:y="11.474cm">
          <draw:text-box>
            <text:p><text:span text:style-name="T12">projet_A</text:span></text:p>
          </draw:text-box>
        </draw:frame>
        <draw:frame draw:style-name="gr8" draw:text-style-name="P10" draw:layer="layout" svg:width="3.076cm" svg:height="0.962cm" svg:x="11.107cm" svg:y="12.174cm">
          <draw:text-box>
            <text:p><text:span text:style-name="T10">projet_B</text:span></text:p>
          </draw:text-box>
        </draw:frame>
        <draw:polyline draw:style-name="gr16" draw:text-style-name="P1" draw:layer="layout" svg:width="0.507cm" svg:height="1.718cm" svg:x="10.426cm" svg:y="11.72cm" svg:viewBox="0 0 508 1719" draw:points="0,0 508,0 508,1719 508,1639">
          <text:p/>
        </draw:polyline>
        <draw:line draw:style-name="gr16" draw:text-style-name="P1" draw:layer="layout" svg:x1="10.934cm" svg:y1="11.982cm" svg:x2="11.28cm" svg:y2="11.982cm">
          <text:p/>
        </draw:line>
        <draw:line draw:style-name="gr24" draw:text-style-name="P1" draw:layer="layout" svg:x1="10.934cm" svg:y1="12.682cm" svg:x2="11.28cm" svg:y2="12.682cm">
          <text:p/>
        </draw:line>
        <draw:frame draw:style-name="gr8" draw:text-style-name="P14" draw:layer="layout" svg:width="2.619cm" svg:height="0.962cm" svg:x="8.088cm" svg:y="11.172cm">
          <draw:text-box>
            <text:p><text:span text:style-name="T14">projets</text:span></text:p>
          </draw:text-box>
        </draw:frame>
        <draw:polyline draw:style-name="gr16" draw:text-style-name="P1" draw:layer="layout" svg:width="0.507cm" svg:height="2.233cm" svg:x="10.526cm" svg:y="7.918cm" svg:viewBox="0 0 508 2234" draw:points="0,0 508,0 508,2234 508,2129">
          <text:p/>
        </draw:polyline>
        <draw:frame draw:style-name="gr8" draw:text-style-name="P12" draw:layer="layout" svg:width="2.754cm" svg:height="0.962cm" svg:x="14.307cm" svg:y="8.673cm">
          <draw:text-box>
            <text:p><text:span text:style-name="T12">DataBio</text:span></text:p>
          </draw:text-box>
        </draw:frame>
        <draw:frame draw:style-name="gr8" draw:text-style-name="P12" draw:layer="layout" svg:width="2.691cm" svg:height="0.962cm" svg:x="14.307cm" svg:y="10.473cm">
          <draw:text-box>
            <text:p><text:span text:style-name="T12">blast.txt</text:span></text:p>
          </draw:text-box>
        </draw:frame>
        <draw:polyline draw:style-name="gr16" draw:text-style-name="P1" draw:layer="layout" svg:width="0.507cm" svg:height="2.233cm" svg:x="13.626cm" svg:y="8.919cm" svg:viewBox="0 0 508 2234" draw:points="0,0 508,0 508,2234 508,2129">
          <text:p/>
        </draw:polyline>
        <draw:line draw:style-name="gr16" draw:text-style-name="P1" draw:layer="layout" svg:x1="14.134cm" svg:y1="9.181cm" svg:x2="14.48cm" svg:y2="9.181cm">
          <text:p/>
        </draw:line>
        <draw:line draw:style-name="gr16" draw:text-style-name="P1" draw:layer="layout" svg:x1="14.134cm" svg:y1="9.881cm" svg:x2="14.48cm" svg:y2="9.881cm">
          <text:p/>
        </draw:line>
        <draw:line draw:style-name="gr16" draw:text-style-name="P1" draw:layer="layout" svg:x1="14.134cm" svg:y1="10.981cm" svg:x2="14.48cm" svg:y2="10.981cm">
          <text:p/>
        </draw:line>
        <draw:polyline draw:style-name="gr16" draw:text-style-name="P1" draw:layer="layout" svg:width="0.507cm" svg:height="2.233cm" svg:x="13.626cm" svg:y="8.919cm" svg:viewBox="0 0 508 2234" draw:points="0,0 508,0 508,2234 508,2129">
          <text:p/>
        </draw:polyline>
        <draw:frame draw:style-name="gr8" draw:text-style-name="P12" draw:layer="layout" svg:width="3.669cm" svg:height="0.962cm" svg:x="17.807cm" svg:y="8.874cm">
          <draw:text-box>
            <text:p><text:span text:style-name="T12">Sequences</text:span></text:p>
          </draw:text-box>
        </draw:frame>
        <draw:frame draw:style-name="gr8" draw:text-style-name="P12" draw:layer="layout" svg:width="2.018cm" svg:height="0.962cm" svg:x="17.807cm" svg:y="9.574cm">
          <draw:text-box>
            <text:p><text:span text:style-name="T12">HMM</text:span></text:p>
          </draw:text-box>
        </draw:frame>
        <draw:frame draw:style-name="gr8" draw:text-style-name="P12" draw:layer="layout" svg:width="1.035cm" svg:height="0.962cm" svg:x="17.807cm" svg:y="10.274cm">
          <draw:text-box>
            <text:p><text:span text:style-name="T12">...</text:span></text:p>
          </draw:text-box>
        </draw:frame>
        <draw:polyline draw:style-name="gr16" draw:text-style-name="P1" draw:layer="layout" svg:width="0.507cm" svg:height="2.233cm" svg:x="17.126cm" svg:y="9.12cm" svg:viewBox="0 0 508 2234" draw:points="0,0 508,0 508,2234 508,2129">
          <text:p/>
        </draw:polyline>
        <draw:line draw:style-name="gr16" draw:text-style-name="P1" draw:layer="layout" svg:x1="17.634cm" svg:y1="9.382cm" svg:x2="17.98cm" svg:y2="9.382cm">
          <text:p/>
        </draw:line>
        <draw:line draw:style-name="gr16" draw:text-style-name="P1" draw:layer="layout" svg:x1="17.634cm" svg:y1="10.082cm" svg:x2="17.98cm" svg:y2="10.082cm">
          <text:p/>
        </draw:line>
        <draw:line draw:style-name="gr16" draw:text-style-name="P1" draw:layer="layout" svg:x1="17.634cm" svg:y1="10.882cm" svg:x2="17.98cm" svg:y2="10.882cm">
          <text:p/>
        </draw:line>
        <draw:polyline draw:style-name="gr16" draw:text-style-name="P1" draw:layer="layout" svg:width="0.507cm" svg:height="2.233cm" svg:x="17.126cm" svg:y="9.12cm" svg:viewBox="0 0 508 2234" draw:points="0,0 508,0 508,2234 508,2129">
          <text:p/>
        </draw:polyline>
        <draw:polyline draw:style-name="gr16" draw:text-style-name="P1" draw:layer="layout" svg:width="0.507cm" svg:height="2.233cm" svg:x="21.226cm" svg:y="9.42cm" svg:viewBox="0 0 508 2234" draw:points="0,0 508,0 508,2234 508,2129">
          <text:p/>
        </draw:polyline>
        <draw:frame draw:style-name="gr8" draw:text-style-name="P12" draw:layer="layout" svg:width="2.263cm" svg:height="0.962cm" svg:x="21.907cm" svg:y="9.074cm">
          <draw:text-box>
            <text:p><text:span text:style-name="T12">qn1.fa</text:span></text:p>
          </draw:text-box>
        </draw:frame>
        <draw:frame draw:style-name="gr8" draw:text-style-name="P12" draw:layer="layout" svg:width="2.369cm" svg:height="0.962cm" svg:x="21.907cm" svg:y="9.774cm">
          <draw:text-box>
            <text:p><text:span text:style-name="T12">abc.sp</text:span></text:p>
          </draw:text-box>
        </draw:frame>
        <draw:frame draw:style-name="gr8" draw:text-style-name="P12" draw:layer="layout" svg:width="1.035cm" svg:height="0.962cm" svg:x="21.907cm" svg:y="10.474cm">
          <draw:text-box>
            <text:p><text:span text:style-name="T12">...</text:span></text:p>
          </draw:text-box>
        </draw:frame>
        <draw:line draw:style-name="gr16" draw:text-style-name="P1" draw:layer="layout" svg:x1="21.734cm" svg:y1="9.582cm" svg:x2="22.08cm" svg:y2="9.582cm">
          <text:p/>
        </draw:line>
        <draw:line draw:style-name="gr16" draw:text-style-name="P1" draw:layer="layout" svg:x1="21.734cm" svg:y1="10.282cm" svg:x2="22.08cm" svg:y2="10.282cm">
          <text:p/>
        </draw:line>
        <draw:line draw:style-name="gr16" draw:text-style-name="P1" draw:layer="layout" svg:x1="21.734cm" svg:y1="11.082cm" svg:x2="22.08cm" svg:y2="11.082cm">
          <text:p/>
        </draw:line>
        <draw:line draw:style-name="gr17" draw:text-style-name="P1" draw:layer="layout" svg:x1="4.726cm" svg:y1="9.044cm" svg:x2="4.726cm" svg:y2="10.822cm">
          <text:p/>
        </draw:line>
        <draw:g>
          <draw:custom-shape draw:style-name="gr22" draw:text-style-name="P1" draw:layer="layout" svg:width="0.508cm" svg:height="1.27cm" svg:x="7.742cm" svg:y="12.29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8.034cm" svg:y1="12.292cm" svg:x2="8.034cm" svg:y2="13.51cm">
            <text:p/>
          </draw:line>
        </draw:g>
        <draw:g>
          <draw:custom-shape draw:style-name="gr22" draw:text-style-name="P1" draw:layer="layout" svg:width="0.508cm" svg:height="1.27cm" svg:x="7.742cm" svg:y="16.96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8.034cm" svg:y1="16.967cm" svg:x2="8.034cm" svg:y2="18.185cm">
            <text:p/>
          </draw:line>
        </draw:g>
        <draw:g>
          <draw:custom-shape draw:style-name="gr22" draw:text-style-name="P1" draw:layer="layout" svg:width="0.508cm" svg:height="1.27cm" svg:x="10.542cm" svg:y="16.54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0.834cm" svg:y1="16.542cm" svg:x2="10.834cm" svg:y2="17.76cm">
            <text:p/>
          </draw:line>
        </draw:g>
        <draw:g>
          <draw:custom-shape draw:style-name="gr22" draw:text-style-name="P1" draw:layer="layout" svg:width="0.508cm" svg:height="1.27cm" svg:x="10.642cm" svg:y="13.21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0.934cm" svg:y1="13.217cm" svg:x2="10.934cm" svg:y2="14.435cm">
            <text:p/>
          </draw:line>
        </draw:g>
        <draw:g>
          <draw:custom-shape draw:style-name="gr22" draw:text-style-name="P1" draw:layer="layout" svg:width="0.508cm" svg:height="1.27cm" svg:x="10.742cm" svg:y="9.99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1.034cm" svg:y1="9.992cm" svg:x2="11.034cm" svg:y2="11.21cm">
            <text:p/>
          </draw:line>
        </draw:g>
        <draw:polyline draw:style-name="gr24" draw:text-style-name="P1" draw:layer="layout" svg:width="0.507cm" svg:height="1.785cm" svg:x="4.226cm" svg:y="4.818cm" svg:viewBox="0 0 508 1786" draw:points="0,0 508,0 508,1786 508,1702">
          <text:p/>
        </draw:polyline>
        <draw:polyline draw:style-name="gr24" draw:text-style-name="P1" draw:layer="layout" svg:width="0.507cm" svg:height="5.265cm" svg:x="7.526cm" svg:y="6.418cm" svg:viewBox="0 0 508 5266" draw:points="0,0 508,0 508,5266 508,5020">
          <text:p/>
        </draw:polyline>
        <draw:polyline draw:style-name="gr24" draw:text-style-name="P1" draw:layer="layout" svg:width="0.507cm" svg:height="0.981cm" svg:x="10.426cm" svg:y="11.718cm" svg:viewBox="0 0 508 982" draw:points="0,0 508,0 508,982 508,936">
          <text:p/>
        </draw:polyline>
        <draw:frame draw:style-name="gr8" draw:text-style-name="P9" draw:layer="layout" svg:width="19.052cm" svg:height="1.119cm" svg:x="5.289cm" svg:y="18.947cm">
          <draw:text-box>
            <text:p><text:span text:style-name="T8">Absolute path to projet_B : </text:span><text:span text:style-name="T9">/pasteur/projets/projet_B</text:span></text:p>
          </draw:text-box>
        </draw:frame>
        <draw:g>
          <draw:custom-shape draw:style-name="gr11" draw:text-style-name="P1" draw:layer="layout" svg:width="22.098cm" svg:height="16.256cm" svg:x="3.048cm" svg:y="4.06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2.606cm" svg:height="16.764cm" svg:x="2.794cm" svg:y="3.81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3" draw:layer="layout" svg:width="14.848cm" svg:height="11.136cm" svg:x="3.075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4" draw:text-style-name="P16" draw:layer="layout" svg:width="0.762cm" svg:height="0.962cm" svg:x="3.502cm" svg:y="4.31cm">
          <draw:text-box>
            <text:p><text:span text:style-name="T15">/</text:span></text:p>
          </draw:text-box>
        </draw:frame>
        <draw:frame draw:style-name="gr8" draw:text-style-name="P17" draw:layer="layout" svg:width="2.792cm" svg:height="0.962cm" svg:x="5.006cm" svg:y="5.942cm">
          <draw:text-box>
            <text:p><text:span text:style-name="T16">pasteur</text:span></text:p>
          </draw:text-box>
        </draw:frame>
        <draw:frame draw:style-name="gr8" draw:text-style-name="P12" draw:layer="layout" svg:width="1.383cm" svg:height="0.962cm" svg:x="5.006cm" svg:y="5.072cm">
          <draw:text-box>
            <text:p><text:span text:style-name="T12">opt</text:span></text:p>
          </draw:text-box>
        </draw:frame>
        <draw:frame draw:style-name="gr8" draw:text-style-name="P12" draw:layer="layout" svg:width="1.734cm" svg:height="0.962cm" svg:x="5.006cm" svg:y="6.772cm">
          <draw:text-box>
            <text:p><text:span text:style-name="T12">proc</text:span></text:p>
          </draw:text-box>
        </draw:frame>
        <draw:frame draw:style-name="gr8" draw:text-style-name="P12" draw:layer="layout" svg:width="1.734cm" svg:height="0.962cm" svg:x="8.206cm" svg:y="6.372cm">
          <draw:text-box>
            <text:p><text:span text:style-name="T12">gmp</text:span></text:p>
          </draw:text-box>
        </draw:frame>
        <draw:frame draw:style-name="gr8" draw:text-style-name="P13" draw:layer="layout" svg:width="2.547cm" svg:height="0.962cm" svg:x="8.206cm" svg:y="7.372cm">
          <draw:text-box>
            <text:p><text:span text:style-name="T13">homes</text:span></text:p>
          </draw:text-box>
        </draw:frame>
        <draw:frame draw:style-name="gr8" draw:text-style-name="P12" draw:layer="layout" svg:width="2.331cm" svg:height="0.962cm" svg:x="8.206cm" svg:y="8.572cm">
          <draw:text-box>
            <text:p><text:span text:style-name="T12">listeria</text:span></text:p>
          </draw:text-box>
        </draw:frame>
        <draw:frame draw:style-name="gr8" draw:text-style-name="P12" draw:layer="layout" svg:width="2.538cm" svg:height="0.962cm" svg:x="11.207cm" svg:y="7.672cm">
          <draw:text-box>
            <text:p><text:span text:style-name="T12">login_1</text:span></text:p>
          </draw:text-box>
        </draw:frame>
        <draw:frame draw:style-name="gr8" draw:text-style-name="P12" draw:layer="layout" svg:width="2.538cm" svg:height="0.962cm" svg:x="11.207cm" svg:y="8.372cm">
          <draw:text-box>
            <text:p><text:span text:style-name="T12">login_2</text:span></text:p>
          </draw:text-box>
        </draw:frame>
        <draw:frame draw:style-name="gr8" draw:text-style-name="P12" draw:layer="layout" svg:width="2.538cm" svg:height="0.962cm" svg:x="11.207cm" svg:y="9.072cm">
          <draw:text-box>
            <text:p><text:span text:style-name="T12">login_3</text:span></text:p>
          </draw:text-box>
        </draw:frame>
        <draw:polyline draw:style-name="gr16" draw:text-style-name="P1" draw:layer="layout" svg:width="0.507cm" svg:height="4.217cm" svg:x="4.226cm" svg:y="4.818cm" svg:viewBox="0 0 508 4218" draw:points="0,0 508,0 508,4218 508,4021">
          <text:p/>
        </draw:polyline>
        <draw:polyline draw:style-name="gr16" draw:text-style-name="P1" draw:layer="layout" svg:width="0.507cm" svg:height="11.615cm" svg:x="7.526cm" svg:y="6.418cm" svg:viewBox="0 0 508 11616" draw:points="0,0 508,0 508,11616 508,11073">
          <text:p/>
        </draw:polyline>
        <draw:polyline draw:style-name="gr16" draw:text-style-name="P1" draw:layer="layout" svg:width="0.507cm" svg:height="2.233cm" svg:x="10.526cm" svg:y="7.918cm" svg:viewBox="0 0 508 2234" draw:points="0,0 508,0 508,2234 508,2129">
          <text:p/>
        </draw:polyline>
        <draw:line draw:style-name="gr16" draw:text-style-name="P1" draw:layer="layout" svg:x1="4.734cm" svg:y1="5.58cm" svg:x2="5.08cm" svg:y2="5.58cm">
          <text:p/>
        </draw:line>
        <draw:line draw:style-name="gr25" draw:text-style-name="P1" draw:layer="layout" svg:x1="4.734cm" svg:y1="6.48cm" svg:x2="5.08cm" svg:y2="6.48cm">
          <text:p/>
        </draw:line>
        <draw:line draw:style-name="gr16" draw:text-style-name="P1" draw:layer="layout" svg:x1="4.734cm" svg:y1="7.28cm" svg:x2="5.08cm" svg:y2="7.28cm">
          <text:p/>
        </draw:line>
        <draw:line draw:style-name="gr16" draw:text-style-name="P1" draw:layer="layout" svg:x1="8.034cm" svg:y1="6.88cm" svg:x2="8.38cm" svg:y2="6.88cm">
          <text:p/>
        </draw:line>
        <draw:line draw:style-name="gr16" draw:text-style-name="P1" draw:layer="layout" svg:x1="8.034cm" svg:y1="7.88cm" svg:x2="8.38cm" svg:y2="7.88cm">
          <text:p/>
        </draw:line>
        <draw:line draw:style-name="gr16" draw:text-style-name="P1" draw:layer="layout" svg:x1="8.034cm" svg:y1="9.08cm" svg:x2="8.38cm" svg:y2="9.08cm">
          <text:p/>
        </draw:line>
        <draw:line draw:style-name="gr16" draw:text-style-name="P1" draw:layer="layout" svg:x1="11.034cm" svg:y1="8.18cm" svg:x2="11.38cm" svg:y2="8.18cm">
          <text:p/>
        </draw:line>
        <draw:line draw:style-name="gr16" draw:text-style-name="P1" draw:layer="layout" svg:x1="11.034cm" svg:y1="8.88cm" svg:x2="11.38cm" svg:y2="8.88cm">
          <text:p/>
        </draw:line>
        <draw:line draw:style-name="gr16" draw:text-style-name="P1" draw:layer="layout" svg:x1="11.034cm" svg:y1="9.68cm" svg:x2="11.38cm" svg:y2="9.68cm">
          <text:p/>
        </draw:line>
        <draw:frame draw:style-name="gr8" draw:text-style-name="P17" draw:layer="layout" svg:width="2.373cm" svg:height="0.962cm" svg:x="8.206cm" svg:y="14.372cm">
          <draw:text-box>
            <text:p><text:span text:style-name="T16">unites</text:span></text:p>
          </draw:text-box>
        </draw:frame>
        <draw:line draw:style-name="gr25" draw:text-style-name="P1" draw:layer="layout" svg:x1="8.034cm" svg:y1="14.88cm" svg:x2="8.38cm" svg:y2="14.88cm">
          <text:p/>
        </draw:line>
        <draw:frame draw:style-name="gr8" draw:text-style-name="P12" draw:layer="layout" svg:width="2.576cm" svg:height="0.962cm" svg:x="11.007cm" svg:y="14.673cm">
          <draw:text-box>
            <text:p><text:span text:style-name="T12">unite_a</text:span></text:p>
          </draw:text-box>
        </draw:frame>
        <draw:frame draw:style-name="gr8" draw:text-style-name="P16" draw:layer="layout" svg:width="2.763cm" svg:height="0.962cm" svg:x="11.007cm" svg:y="15.373cm">
          <draw:text-box>
            <text:p><text:span text:style-name="T15">unite_b</text:span></text:p>
          </draw:text-box>
        </draw:frame>
        <draw:polyline draw:style-name="gr16" draw:text-style-name="P1" draw:layer="layout" svg:width="0.507cm" svg:height="1.718cm" svg:x="10.326cm" svg:y="14.919cm" svg:viewBox="0 0 508 1719" draw:points="0,0 508,0 508,1719 508,1639">
          <text:p/>
        </draw:polyline>
        <draw:line draw:style-name="gr16" draw:text-style-name="P1" draw:layer="layout" svg:x1="10.834cm" svg:y1="15.181cm" svg:x2="11.18cm" svg:y2="15.181cm">
          <text:p/>
        </draw:line>
        <draw:line draw:style-name="gr25" draw:text-style-name="P1" draw:layer="layout" svg:x1="10.834cm" svg:y1="15.881cm" svg:x2="11.18cm" svg:y2="15.881cm">
          <text:p/>
        </draw:line>
        <draw:line draw:style-name="gr16" draw:text-style-name="P1" draw:layer="layout" svg:x1="8.034cm" svg:y1="11.681cm" svg:x2="8.38cm" svg:y2="11.681cm">
          <text:p/>
        </draw:line>
        <draw:frame draw:style-name="gr8" draw:text-style-name="P12" draw:layer="layout" svg:width="2.86cm" svg:height="0.962cm" svg:x="11.107cm" svg:y="11.474cm">
          <draw:text-box>
            <text:p><text:span text:style-name="T12">projet_A</text:span></text:p>
          </draw:text-box>
        </draw:frame>
        <draw:frame draw:style-name="gr8" draw:text-style-name="P12" draw:layer="layout" svg:width="2.86cm" svg:height="0.962cm" svg:x="11.107cm" svg:y="12.174cm">
          <draw:text-box>
            <text:p><text:span text:style-name="T12">projet_B</text:span></text:p>
          </draw:text-box>
        </draw:frame>
        <draw:polyline draw:style-name="gr16" draw:text-style-name="P1" draw:layer="layout" svg:width="0.507cm" svg:height="1.718cm" svg:x="10.426cm" svg:y="11.72cm" svg:viewBox="0 0 508 1719" draw:points="0,0 508,0 508,1719 508,1639">
          <text:p/>
        </draw:polyline>
        <draw:line draw:style-name="gr16" draw:text-style-name="P1" draw:layer="layout" svg:x1="10.934cm" svg:y1="11.982cm" svg:x2="11.28cm" svg:y2="11.982cm">
          <text:p/>
        </draw:line>
        <draw:line draw:style-name="gr16" draw:text-style-name="P1" draw:layer="layout" svg:x1="10.934cm" svg:y1="12.682cm" svg:x2="11.28cm" svg:y2="12.682cm">
          <text:p/>
        </draw:line>
        <draw:frame draw:style-name="gr8" draw:text-style-name="P13" draw:layer="layout" svg:width="2.619cm" svg:height="0.962cm" svg:x="8.207cm" svg:y="11.172cm">
          <draw:text-box>
            <text:p><text:span text:style-name="T13">projets</text:span></text:p>
          </draw:text-box>
        </draw:frame>
        <draw:polyline draw:style-name="gr16" draw:text-style-name="P1" draw:layer="layout" svg:width="0.507cm" svg:height="2.233cm" svg:x="10.526cm" svg:y="7.918cm" svg:viewBox="0 0 508 2234" draw:points="0,0 508,0 508,2234 508,2129">
          <text:p/>
        </draw:polyline>
        <draw:frame draw:style-name="gr8" draw:text-style-name="P12" draw:layer="layout" svg:width="2.754cm" svg:height="0.962cm" svg:x="14.307cm" svg:y="8.673cm">
          <draw:text-box>
            <text:p><text:span text:style-name="T12">DataBio</text:span></text:p>
          </draw:text-box>
        </draw:frame>
        <draw:frame draw:style-name="gr8" draw:text-style-name="P12" draw:layer="layout" svg:width="2.691cm" svg:height="0.962cm" svg:x="14.307cm" svg:y="10.473cm">
          <draw:text-box>
            <text:p><text:span text:style-name="T12">blast.txt</text:span></text:p>
          </draw:text-box>
        </draw:frame>
        <draw:polyline draw:style-name="gr16" draw:text-style-name="P1" draw:layer="layout" svg:width="0.507cm" svg:height="2.233cm" svg:x="13.626cm" svg:y="8.919cm" svg:viewBox="0 0 508 2234" draw:points="0,0 508,0 508,2234 508,2129">
          <text:p/>
        </draw:polyline>
        <draw:line draw:style-name="gr16" draw:text-style-name="P1" draw:layer="layout" svg:x1="14.134cm" svg:y1="9.181cm" svg:x2="14.48cm" svg:y2="9.181cm">
          <text:p/>
        </draw:line>
        <draw:line draw:style-name="gr16" draw:text-style-name="P1" draw:layer="layout" svg:x1="14.134cm" svg:y1="9.881cm" svg:x2="14.48cm" svg:y2="9.881cm">
          <text:p/>
        </draw:line>
        <draw:line draw:style-name="gr16" draw:text-style-name="P1" draw:layer="layout" svg:x1="14.134cm" svg:y1="10.981cm" svg:x2="14.48cm" svg:y2="10.981cm">
          <text:p/>
        </draw:line>
        <draw:polyline draw:style-name="gr16" draw:text-style-name="P1" draw:layer="layout" svg:width="0.507cm" svg:height="2.233cm" svg:x="13.626cm" svg:y="8.919cm" svg:viewBox="0 0 508 2234" draw:points="0,0 508,0 508,2234 508,2129">
          <text:p/>
        </draw:polyline>
        <draw:frame draw:style-name="gr8" draw:text-style-name="P12" draw:layer="layout" svg:width="3.669cm" svg:height="0.962cm" svg:x="17.807cm" svg:y="8.874cm">
          <draw:text-box>
            <text:p><text:span text:style-name="T12">Sequences</text:span></text:p>
          </draw:text-box>
        </draw:frame>
        <draw:frame draw:style-name="gr8" draw:text-style-name="P12" draw:layer="layout" svg:width="2.018cm" svg:height="0.962cm" svg:x="17.807cm" svg:y="9.574cm">
          <draw:text-box>
            <text:p><text:span text:style-name="T12">HMM</text:span></text:p>
          </draw:text-box>
        </draw:frame>
        <draw:frame draw:style-name="gr8" draw:text-style-name="P12" draw:layer="layout" svg:width="1.035cm" svg:height="0.962cm" svg:x="17.807cm" svg:y="10.274cm">
          <draw:text-box>
            <text:p><text:span text:style-name="T12">...</text:span></text:p>
          </draw:text-box>
        </draw:frame>
        <draw:polyline draw:style-name="gr16" draw:text-style-name="P1" draw:layer="layout" svg:width="0.507cm" svg:height="2.233cm" svg:x="17.126cm" svg:y="9.12cm" svg:viewBox="0 0 508 2234" draw:points="0,0 508,0 508,2234 508,2129">
          <text:p/>
        </draw:polyline>
        <draw:line draw:style-name="gr16" draw:text-style-name="P1" draw:layer="layout" svg:x1="17.634cm" svg:y1="9.382cm" svg:x2="17.98cm" svg:y2="9.382cm">
          <text:p/>
        </draw:line>
        <draw:line draw:style-name="gr16" draw:text-style-name="P1" draw:layer="layout" svg:x1="17.634cm" svg:y1="10.082cm" svg:x2="17.98cm" svg:y2="10.082cm">
          <text:p/>
        </draw:line>
        <draw:line draw:style-name="gr16" draw:text-style-name="P1" draw:layer="layout" svg:x1="17.634cm" svg:y1="10.882cm" svg:x2="17.98cm" svg:y2="10.882cm">
          <text:p/>
        </draw:line>
        <draw:polyline draw:style-name="gr16" draw:text-style-name="P1" draw:layer="layout" svg:width="0.507cm" svg:height="2.233cm" svg:x="17.126cm" svg:y="9.12cm" svg:viewBox="0 0 508 2234" draw:points="0,0 508,0 508,2234 508,2129">
          <text:p/>
        </draw:polyline>
        <draw:polyline draw:style-name="gr16" draw:text-style-name="P1" draw:layer="layout" svg:width="0.507cm" svg:height="2.233cm" svg:x="21.226cm" svg:y="9.42cm" svg:viewBox="0 0 508 2234" draw:points="0,0 508,0 508,2234 508,2129">
          <text:p/>
        </draw:polyline>
        <draw:frame draw:style-name="gr8" draw:text-style-name="P12" draw:layer="layout" svg:width="2.263cm" svg:height="0.962cm" svg:x="21.907cm" svg:y="9.074cm">
          <draw:text-box>
            <text:p><text:span text:style-name="T12">qn1.fa</text:span></text:p>
          </draw:text-box>
        </draw:frame>
        <draw:frame draw:style-name="gr8" draw:text-style-name="P12" draw:layer="layout" svg:width="2.369cm" svg:height="0.962cm" svg:x="21.907cm" svg:y="9.774cm">
          <draw:text-box>
            <text:p><text:span text:style-name="T12">abc.sp</text:span></text:p>
          </draw:text-box>
        </draw:frame>
        <draw:frame draw:style-name="gr8" draw:text-style-name="P12" draw:layer="layout" svg:width="1.035cm" svg:height="0.962cm" svg:x="21.907cm" svg:y="10.474cm">
          <draw:text-box>
            <text:p><text:span text:style-name="T12">...</text:span></text:p>
          </draw:text-box>
        </draw:frame>
        <draw:line draw:style-name="gr16" draw:text-style-name="P1" draw:layer="layout" svg:x1="21.734cm" svg:y1="9.582cm" svg:x2="22.08cm" svg:y2="9.582cm">
          <text:p/>
        </draw:line>
        <draw:line draw:style-name="gr16" draw:text-style-name="P1" draw:layer="layout" svg:x1="21.734cm" svg:y1="10.282cm" svg:x2="22.08cm" svg:y2="10.282cm">
          <text:p/>
        </draw:line>
        <draw:line draw:style-name="gr16" draw:text-style-name="P1" draw:layer="layout" svg:x1="21.734cm" svg:y1="11.082cm" svg:x2="22.08cm" svg:y2="11.082cm">
          <text:p/>
        </draw:line>
        <draw:line draw:style-name="gr17" draw:text-style-name="P1" draw:layer="layout" svg:x1="4.726cm" svg:y1="9.044cm" svg:x2="4.726cm" svg:y2="10.822cm">
          <text:p/>
        </draw:line>
        <draw:g>
          <draw:custom-shape draw:style-name="gr22" draw:text-style-name="P1" draw:layer="layout" svg:width="0.508cm" svg:height="1.27cm" svg:x="7.742cm" svg:y="12.292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1" draw:layer="layout" svg:x1="8.034cm" svg:y1="12.292cm" svg:x2="8.034cm" svg:y2="13.51cm">
            <text:p/>
          </draw:line>
        </draw:g>
        <draw:g>
          <draw:custom-shape draw:style-name="gr22" draw:text-style-name="P1" draw:layer="layout" svg:width="0.508cm" svg:height="1.27cm" svg:x="7.742cm" svg:y="16.96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8.034cm" svg:y1="16.967cm" svg:x2="8.034cm" svg:y2="18.185cm">
            <text:p/>
          </draw:line>
        </draw:g>
        <draw:g>
          <draw:custom-shape draw:style-name="gr22" draw:text-style-name="P1" draw:layer="layout" svg:width="0.508cm" svg:height="1.27cm" svg:x="10.542cm" svg:y="16.54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0.834cm" svg:y1="16.542cm" svg:x2="10.834cm" svg:y2="17.76cm">
            <text:p/>
          </draw:line>
        </draw:g>
        <draw:g>
          <draw:custom-shape draw:style-name="gr22" draw:text-style-name="P1" draw:layer="layout" svg:width="0.508cm" svg:height="1.27cm" svg:x="10.642cm" svg:y="13.21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0.934cm" svg:y1="13.217cm" svg:x2="10.934cm" svg:y2="14.435cm">
            <text:p/>
          </draw:line>
        </draw:g>
        <draw:g>
          <draw:custom-shape draw:style-name="gr22" draw:text-style-name="P1" draw:layer="layout" svg:width="0.508cm" svg:height="1.27cm" svg:x="10.742cm" svg:y="9.99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1.034cm" svg:y1="9.992cm" svg:x2="11.034cm" svg:y2="11.21cm">
            <text:p/>
          </draw:line>
        </draw:g>
        <draw:polyline draw:style-name="gr25" draw:text-style-name="P1" draw:layer="layout" svg:width="0.507cm" svg:height="1.785cm" svg:x="4.226cm" svg:y="4.818cm" svg:viewBox="0 0 508 1786" draw:points="0,0 508,0 508,1786 508,1702">
          <text:p/>
        </draw:polyline>
        <draw:polyline draw:style-name="gr25" draw:text-style-name="P1" draw:layer="layout" svg:width="0.507cm" svg:height="5.873cm" svg:x="7.526cm" svg:y="6.418cm" svg:viewBox="0 0 508 5874" draw:points="0,0 508,0 508,5874 508,5599">
          <text:p/>
        </draw:polyline>
        <draw:line draw:style-name="gr25" draw:text-style-name="P1" draw:layer="layout" svg:x1="8.034cm" svg:y1="13.51cm" svg:x2="8.034cm" svg:y2="14.88cm">
          <text:p/>
        </draw:line>
        <draw:polyline draw:style-name="gr25" draw:text-style-name="P1" draw:layer="layout" svg:width="0.507cm" svg:height="0.827cm" svg:x="10.326cm" svg:y="14.92cm" svg:viewBox="0 0 508 828" draw:points="0,0 508,0 508,828 508,789">
          <text:p/>
        </draw:polyline>
        <draw:frame draw:style-name="gr23" draw:text-style-name="P9" draw:layer="layout" svg:width="19.77cm" svg:height="1.12cm" svg:x="4.36cm" svg:y="18.765cm">
          <draw:text-box>
            <text:p><text:span text:style-name="T8">Absolute path to unites_b :</text:span><text:span text:style-name="T9"> /pasteur/unites/unite_b</text:span></text:p>
          </draw:text-box>
        </draw:frame>
        <draw:g>
          <draw:custom-shape draw:style-name="gr11" draw:text-style-name="P1" draw:layer="layout" svg:width="22.098cm" svg:height="16.256cm" svg:x="3.048cm" svg:y="4.06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2.606cm" svg:height="16.764cm" svg:x="2.794cm" svg:y="3.81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3" draw:layer="layout" svg:width="14.848cm" svg:height="11.136cm" svg:x="3.075cm" svg:y="2.257cm" draw:page-number="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4" draw:text-style-name="P18" draw:layer="layout" svg:width="0.762cm" svg:height="0.962cm" svg:x="3.502cm" svg:y="4.31cm">
          <draw:text-box>
            <text:p><text:span text:style-name="T17">/</text:span></text:p>
          </draw:text-box>
        </draw:frame>
        <draw:frame draw:style-name="gr8" draw:text-style-name="P19" draw:layer="layout" svg:width="2.614cm" svg:height="0.962cm" svg:x="5.006cm" svg:y="5.942cm">
          <draw:text-box>
            <text:p><text:span text:style-name="T18">pasteur</text:span></text:p>
          </draw:text-box>
        </draw:frame>
        <draw:frame draw:style-name="gr8" draw:text-style-name="P12" draw:layer="layout" svg:width="1.383cm" svg:height="0.962cm" svg:x="5.006cm" svg:y="5.072cm">
          <draw:text-box>
            <text:p><text:span text:style-name="T12">opt</text:span></text:p>
          </draw:text-box>
        </draw:frame>
        <draw:frame draw:style-name="gr8" draw:text-style-name="P12" draw:layer="layout" svg:width="1.734cm" svg:height="0.962cm" svg:x="5.006cm" svg:y="6.772cm">
          <draw:text-box>
            <text:p><text:span text:style-name="T12">proc</text:span></text:p>
          </draw:text-box>
        </draw:frame>
        <draw:frame draw:style-name="gr8" draw:text-style-name="P12" draw:layer="layout" svg:width="1.734cm" svg:height="0.962cm" svg:x="8.206cm" svg:y="6.372cm">
          <draw:text-box>
            <text:p><text:span text:style-name="T12">gmp</text:span></text:p>
          </draw:text-box>
        </draw:frame>
        <draw:frame draw:style-name="gr8" draw:text-style-name="P20" draw:layer="layout" svg:width="2.547cm" svg:height="0.962cm" svg:x="8.206cm" svg:y="7.372cm">
          <draw:text-box>
            <text:p><text:span text:style-name="T19">homes</text:span></text:p>
          </draw:text-box>
        </draw:frame>
        <draw:frame draw:style-name="gr8" draw:text-style-name="P12" draw:layer="layout" svg:width="2.331cm" svg:height="0.962cm" svg:x="8.206cm" svg:y="8.572cm">
          <draw:text-box>
            <text:p><text:span text:style-name="T12">listeria</text:span></text:p>
          </draw:text-box>
        </draw:frame>
        <draw:frame draw:style-name="gr8" draw:text-style-name="P12" draw:layer="layout" svg:width="2.538cm" svg:height="0.962cm" svg:x="11.207cm" svg:y="7.672cm">
          <draw:text-box>
            <text:p><text:span text:style-name="T12">login_1</text:span></text:p>
          </draw:text-box>
        </draw:frame>
        <draw:frame draw:style-name="gr8" draw:text-style-name="P21" draw:layer="layout" svg:width="2.729cm" svg:height="0.962cm" svg:x="11.207cm" svg:y="8.372cm">
          <draw:text-box>
            <text:p><text:span text:style-name="T20">login_2</text:span></text:p>
          </draw:text-box>
        </draw:frame>
        <draw:frame draw:style-name="gr8" draw:text-style-name="P12" draw:layer="layout" svg:width="2.538cm" svg:height="0.962cm" svg:x="11.207cm" svg:y="9.072cm">
          <draw:text-box>
            <text:p><text:span text:style-name="T12">login_3</text:span></text:p>
          </draw:text-box>
        </draw:frame>
        <draw:polyline draw:style-name="gr16" draw:text-style-name="P1" draw:layer="layout" svg:width="0.507cm" svg:height="4.217cm" svg:x="4.226cm" svg:y="4.818cm" svg:viewBox="0 0 508 4218" draw:points="0,0 508,0 508,4218 508,4021">
          <text:p/>
        </draw:polyline>
        <draw:polyline draw:style-name="gr16" draw:text-style-name="P1" draw:layer="layout" svg:width="0.507cm" svg:height="11.615cm" svg:x="7.526cm" svg:y="6.418cm" svg:viewBox="0 0 508 11616" draw:points="0,0 508,0 508,11616 508,11073">
          <text:p/>
        </draw:polyline>
        <draw:polyline draw:style-name="gr16" draw:text-style-name="P1" draw:layer="layout" svg:width="0.507cm" svg:height="2.233cm" svg:x="10.526cm" svg:y="7.918cm" svg:viewBox="0 0 508 2234" draw:points="0,0 508,0 508,2234 508,2129">
          <text:p/>
        </draw:polyline>
        <draw:line draw:style-name="gr16" draw:text-style-name="P1" draw:layer="layout" svg:x1="4.734cm" svg:y1="5.58cm" svg:x2="5.08cm" svg:y2="5.58cm">
          <text:p/>
        </draw:line>
        <draw:line draw:style-name="gr16" draw:text-style-name="P1" draw:layer="layout" svg:x1="4.734cm" svg:y1="6.48cm" svg:x2="5.08cm" svg:y2="6.48cm">
          <text:p/>
        </draw:line>
        <draw:line draw:style-name="gr16" draw:text-style-name="P1" draw:layer="layout" svg:x1="4.734cm" svg:y1="7.28cm" svg:x2="5.08cm" svg:y2="7.28cm">
          <text:p/>
        </draw:line>
        <draw:line draw:style-name="gr16" draw:text-style-name="P1" draw:layer="layout" svg:x1="8.034cm" svg:y1="6.88cm" svg:x2="8.38cm" svg:y2="6.88cm">
          <text:p/>
        </draw:line>
        <draw:line draw:style-name="gr19" draw:text-style-name="P1" draw:layer="layout" svg:x1="8.034cm" svg:y1="7.88cm" svg:x2="8.38cm" svg:y2="7.88cm">
          <text:p/>
        </draw:line>
        <draw:line draw:style-name="gr16" draw:text-style-name="P1" draw:layer="layout" svg:x1="8.034cm" svg:y1="9.08cm" svg:x2="8.38cm" svg:y2="9.08cm">
          <text:p/>
        </draw:line>
        <draw:line draw:style-name="gr16" draw:text-style-name="P1" draw:layer="layout" svg:x1="11.034cm" svg:y1="8.18cm" svg:x2="11.38cm" svg:y2="8.18cm">
          <text:p/>
        </draw:line>
        <draw:line draw:style-name="gr19" draw:text-style-name="P1" draw:layer="layout" svg:x1="11.034cm" svg:y1="8.88cm" svg:x2="11.38cm" svg:y2="8.88cm">
          <text:p/>
        </draw:line>
        <draw:line draw:style-name="gr16" draw:text-style-name="P1" draw:layer="layout" svg:x1="11.034cm" svg:y1="9.68cm" svg:x2="11.38cm" svg:y2="9.68cm">
          <text:p/>
        </draw:line>
        <draw:frame draw:style-name="gr8" draw:text-style-name="P20" draw:layer="layout" svg:width="2.373cm" svg:height="0.962cm" svg:x="8.206cm" svg:y="14.372cm">
          <draw:text-box>
            <text:p><text:span text:style-name="T19">unites</text:span></text:p>
          </draw:text-box>
        </draw:frame>
        <draw:line draw:style-name="gr19" draw:text-style-name="P1" draw:layer="layout" svg:x1="8.034cm" svg:y1="14.88cm" svg:x2="8.38cm" svg:y2="14.88cm">
          <text:p/>
        </draw:line>
        <draw:frame draw:style-name="gr8" draw:text-style-name="P22" draw:layer="layout" svg:width="2.576cm" svg:height="0.962cm" svg:x="11.007cm" svg:y="14.673cm">
          <draw:text-box>
            <text:p><text:span text:style-name="T21">unite_a</text:span></text:p>
          </draw:text-box>
        </draw:frame>
        <draw:frame draw:style-name="gr8" draw:text-style-name="P12" draw:layer="layout" svg:width="2.576cm" svg:height="0.962cm" svg:x="11.007cm" svg:y="15.373cm">
          <draw:text-box>
            <text:p><text:span text:style-name="T12">unite_b</text:span></text:p>
          </draw:text-box>
        </draw:frame>
        <draw:polyline draw:style-name="gr27" draw:text-style-name="P1" draw:layer="layout" svg:width="0.507cm" svg:height="1.718cm" svg:x="10.326cm" svg:y="14.919cm" svg:viewBox="0 0 508 1719" draw:points="0,0 508,0 508,1719 508,1639">
          <text:p/>
        </draw:polyline>
        <draw:line draw:style-name="gr19" draw:text-style-name="P1" draw:layer="layout" svg:x1="10.834cm" svg:y1="15.181cm" svg:x2="11.18cm" svg:y2="15.181cm">
          <text:p/>
        </draw:line>
        <draw:line draw:style-name="gr16" draw:text-style-name="P1" draw:layer="layout" svg:x1="10.834cm" svg:y1="15.881cm" svg:x2="11.18cm" svg:y2="15.881cm">
          <text:p/>
        </draw:line>
        <draw:line draw:style-name="gr16" draw:text-style-name="P1" draw:layer="layout" svg:x1="8.034cm" svg:y1="11.681cm" svg:x2="8.38cm" svg:y2="11.681cm">
          <text:p/>
        </draw:line>
        <draw:frame draw:style-name="gr8" draw:text-style-name="P12" draw:layer="layout" svg:width="2.86cm" svg:height="0.962cm" svg:x="11.107cm" svg:y="11.474cm">
          <draw:text-box>
            <text:p><text:span text:style-name="T12">projet_A</text:span></text:p>
          </draw:text-box>
        </draw:frame>
        <draw:frame draw:style-name="gr8" draw:text-style-name="P12" draw:layer="layout" svg:width="2.86cm" svg:height="0.962cm" svg:x="11.107cm" svg:y="12.174cm">
          <draw:text-box>
            <text:p><text:span text:style-name="T12">projet_B</text:span></text:p>
          </draw:text-box>
        </draw:frame>
        <draw:polyline draw:style-name="gr16" draw:text-style-name="P1" draw:layer="layout" svg:width="0.507cm" svg:height="1.718cm" svg:x="10.426cm" svg:y="11.72cm" svg:viewBox="0 0 508 1719" draw:points="0,0 508,0 508,1719 508,1639">
          <text:p/>
        </draw:polyline>
        <draw:line draw:style-name="gr16" draw:text-style-name="P1" draw:layer="layout" svg:x1="10.934cm" svg:y1="11.982cm" svg:x2="11.28cm" svg:y2="11.982cm">
          <text:p/>
        </draw:line>
        <draw:line draw:style-name="gr16" draw:text-style-name="P1" draw:layer="layout" svg:x1="10.934cm" svg:y1="12.682cm" svg:x2="11.28cm" svg:y2="12.682cm">
          <text:p/>
        </draw:line>
        <draw:frame draw:style-name="gr8" draw:text-style-name="P19" draw:layer="layout" svg:width="2.403cm" svg:height="0.962cm" svg:x="8.207cm" svg:y="11.172cm">
          <draw:text-box>
            <text:p><text:span text:style-name="T18">projets</text:span></text:p>
          </draw:text-box>
        </draw:frame>
        <draw:polyline draw:style-name="gr19" draw:text-style-name="P1" draw:layer="layout" svg:width="0.507cm" svg:height="0.971cm" svg:x="10.526cm" svg:y="7.918cm" svg:viewBox="0 0 508 972" draw:points="0,0 508,0 508,972 508,927">
          <text:p/>
        </draw:polyline>
        <draw:frame draw:style-name="gr8" draw:text-style-name="P12" draw:layer="layout" svg:width="2.754cm" svg:height="0.962cm" svg:x="14.307cm" svg:y="8.673cm">
          <draw:text-box>
            <text:p><text:span text:style-name="T12">DataBio</text:span></text:p>
          </draw:text-box>
        </draw:frame>
        <draw:frame draw:style-name="gr8" draw:text-style-name="P12" draw:layer="layout" svg:width="2.691cm" svg:height="0.962cm" svg:x="14.307cm" svg:y="10.473cm">
          <draw:text-box>
            <text:p><text:span text:style-name="T12">blast.txt</text:span></text:p>
          </draw:text-box>
        </draw:frame>
        <draw:polyline draw:style-name="gr16" draw:text-style-name="P1" draw:layer="layout" svg:width="0.507cm" svg:height="2.233cm" svg:x="13.626cm" svg:y="8.919cm" svg:viewBox="0 0 508 2234" draw:points="0,0 508,0 508,2234 508,2129">
          <text:p/>
        </draw:polyline>
        <draw:line draw:style-name="gr16" draw:text-style-name="P1" draw:layer="layout" svg:x1="14.134cm" svg:y1="9.181cm" svg:x2="14.48cm" svg:y2="9.181cm">
          <text:p/>
        </draw:line>
        <draw:line draw:style-name="gr16" draw:text-style-name="P1" draw:layer="layout" svg:x1="14.134cm" svg:y1="9.881cm" svg:x2="14.48cm" svg:y2="9.881cm">
          <text:p/>
        </draw:line>
        <draw:line draw:style-name="gr16" draw:text-style-name="P1" draw:layer="layout" svg:x1="14.134cm" svg:y1="10.981cm" svg:x2="14.48cm" svg:y2="10.981cm">
          <text:p/>
        </draw:line>
        <draw:polyline draw:style-name="gr16" draw:text-style-name="P1" draw:layer="layout" svg:width="0.507cm" svg:height="2.233cm" svg:x="13.626cm" svg:y="8.919cm" svg:viewBox="0 0 508 2234" draw:points="0,0 508,0 508,2234 508,2129">
          <text:p/>
        </draw:polyline>
        <draw:frame draw:style-name="gr8" draw:text-style-name="P12" draw:layer="layout" svg:width="3.669cm" svg:height="0.962cm" svg:x="17.807cm" svg:y="8.874cm">
          <draw:text-box>
            <text:p><text:span text:style-name="T12">Sequences</text:span></text:p>
          </draw:text-box>
        </draw:frame>
        <draw:frame draw:style-name="gr8" draw:text-style-name="P12" draw:layer="layout" svg:width="2.018cm" svg:height="0.962cm" svg:x="17.807cm" svg:y="9.574cm">
          <draw:text-box>
            <text:p><text:span text:style-name="T12">HMM</text:span></text:p>
          </draw:text-box>
        </draw:frame>
        <draw:frame draw:style-name="gr8" draw:text-style-name="P12" draw:layer="layout" svg:width="1.035cm" svg:height="0.962cm" svg:x="17.807cm" svg:y="10.274cm">
          <draw:text-box>
            <text:p><text:span text:style-name="T12">...</text:span></text:p>
          </draw:text-box>
        </draw:frame>
        <draw:polyline draw:style-name="gr16" draw:text-style-name="P1" draw:layer="layout" svg:width="0.507cm" svg:height="2.233cm" svg:x="17.126cm" svg:y="9.12cm" svg:viewBox="0 0 508 2234" draw:points="0,0 508,0 508,2234 508,2129">
          <text:p/>
        </draw:polyline>
        <draw:line draw:style-name="gr16" draw:text-style-name="P1" draw:layer="layout" svg:x1="17.634cm" svg:y1="9.382cm" svg:x2="17.98cm" svg:y2="9.382cm">
          <text:p/>
        </draw:line>
        <draw:line draw:style-name="gr16" draw:text-style-name="P1" draw:layer="layout" svg:x1="17.634cm" svg:y1="10.082cm" svg:x2="17.98cm" svg:y2="10.082cm">
          <text:p/>
        </draw:line>
        <draw:line draw:style-name="gr16" draw:text-style-name="P1" draw:layer="layout" svg:x1="17.634cm" svg:y1="10.882cm" svg:x2="17.98cm" svg:y2="10.882cm">
          <text:p/>
        </draw:line>
        <draw:polyline draw:style-name="gr16" draw:text-style-name="P1" draw:layer="layout" svg:width="0.507cm" svg:height="2.233cm" svg:x="17.126cm" svg:y="9.12cm" svg:viewBox="0 0 508 2234" draw:points="0,0 508,0 508,2234 508,2129">
          <text:p/>
        </draw:polyline>
        <draw:polyline draw:style-name="gr16" draw:text-style-name="P1" draw:layer="layout" svg:width="0.507cm" svg:height="2.233cm" svg:x="21.226cm" svg:y="9.42cm" svg:viewBox="0 0 508 2234" draw:points="0,0 508,0 508,2234 508,2129">
          <text:p/>
        </draw:polyline>
        <draw:frame draw:style-name="gr8" draw:text-style-name="P12" draw:layer="layout" svg:width="2.263cm" svg:height="0.962cm" svg:x="21.907cm" svg:y="9.074cm">
          <draw:text-box>
            <text:p><text:span text:style-name="T12">qn1.fa</text:span></text:p>
          </draw:text-box>
        </draw:frame>
        <draw:frame draw:style-name="gr8" draw:text-style-name="P12" draw:layer="layout" svg:width="2.369cm" svg:height="0.962cm" svg:x="21.907cm" svg:y="9.774cm">
          <draw:text-box>
            <text:p><text:span text:style-name="T12">abc.sp</text:span></text:p>
          </draw:text-box>
        </draw:frame>
        <draw:frame draw:style-name="gr8" draw:text-style-name="P12" draw:layer="layout" svg:width="1.035cm" svg:height="0.962cm" svg:x="21.907cm" svg:y="10.474cm">
          <draw:text-box>
            <text:p><text:span text:style-name="T12">...</text:span></text:p>
          </draw:text-box>
        </draw:frame>
        <draw:line draw:style-name="gr16" draw:text-style-name="P1" draw:layer="layout" svg:x1="21.734cm" svg:y1="9.582cm" svg:x2="22.08cm" svg:y2="9.582cm">
          <text:p/>
        </draw:line>
        <draw:line draw:style-name="gr16" draw:text-style-name="P1" draw:layer="layout" svg:x1="21.734cm" svg:y1="10.282cm" svg:x2="22.08cm" svg:y2="10.282cm">
          <text:p/>
        </draw:line>
        <draw:line draw:style-name="gr16" draw:text-style-name="P1" draw:layer="layout" svg:x1="21.734cm" svg:y1="11.082cm" svg:x2="22.08cm" svg:y2="11.082cm">
          <text:p/>
        </draw:line>
        <draw:line draw:style-name="gr17" draw:text-style-name="P1" draw:layer="layout" svg:x1="4.726cm" svg:y1="9.044cm" svg:x2="4.726cm" svg:y2="10.822cm">
          <text:p/>
        </draw:line>
        <draw:g>
          <draw:custom-shape draw:style-name="gr22" draw:text-style-name="P1" draw:layer="layout" svg:width="0.508cm" svg:height="1.27cm" svg:x="7.742cm" svg:y="12.29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8.034cm" svg:y1="12.292cm" svg:x2="8.034cm" svg:y2="13.51cm">
            <text:p/>
          </draw:line>
        </draw:g>
        <draw:g>
          <draw:custom-shape draw:style-name="gr22" draw:text-style-name="P1" draw:layer="layout" svg:width="0.508cm" svg:height="1.27cm" svg:x="7.742cm" svg:y="16.96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8.034cm" svg:y1="16.967cm" svg:x2="8.034cm" svg:y2="18.185cm">
            <text:p/>
          </draw:line>
        </draw:g>
        <draw:g>
          <draw:custom-shape draw:style-name="gr22" draw:text-style-name="P1" draw:layer="layout" svg:width="0.508cm" svg:height="1.27cm" svg:x="10.542cm" svg:y="16.54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0.834cm" svg:y1="16.542cm" svg:x2="10.834cm" svg:y2="17.76cm">
            <text:p/>
          </draw:line>
        </draw:g>
        <draw:g>
          <draw:custom-shape draw:style-name="gr22" draw:text-style-name="P1" draw:layer="layout" svg:width="0.508cm" svg:height="1.27cm" svg:x="10.642cm" svg:y="13.21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0.934cm" svg:y1="13.217cm" svg:x2="10.934cm" svg:y2="14.435cm">
            <text:p/>
          </draw:line>
        </draw:g>
        <draw:g>
          <draw:custom-shape draw:style-name="gr22" draw:text-style-name="P1" draw:layer="layout" svg:width="0.508cm" svg:height="1.27cm" svg:x="10.742cm" svg:y="9.99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1.034cm" svg:y1="9.992cm" svg:x2="11.034cm" svg:y2="11.21cm">
            <text:p/>
          </draw:line>
        </draw:g>
        <draw:polyline draw:style-name="gr19" draw:text-style-name="P1" draw:layer="layout" svg:width="0.507cm" svg:height="0.319cm" svg:x="10.326cm" svg:y="14.92cm" svg:viewBox="0 0 508 320" draw:points="0,0 508,0 508,320 508,305">
          <text:p/>
        </draw:polyline>
        <draw:line draw:style-name="gr19" draw:text-style-name="P1" draw:layer="layout" svg:x1="8.034cm" svg:y1="14.88cm" svg:x2="8.034cm" svg:y2="7.88cm">
          <text:p/>
        </draw:line>
        <draw:frame draw:style-name="gr8" draw:layer="layout" svg:width="16.335cm" svg:height="0.962cm" svg:x="4.572cm" svg:y="18.85cm">
          <draw:text-box>
            <text:p>Relative path from login_2 to unite_a : <text:s/><text:span text:style-name="T1">../unites/unite_a</text:span></text:p>
          </draw:text-box>
        </draw:frame>
        <draw:g>
          <draw:custom-shape draw:style-name="gr11" draw:text-style-name="P1" draw:layer="layout" svg:width="22.098cm" svg:height="16.256cm" svg:x="3.048cm" svg:y="4.06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2.606cm" svg:height="16.764cm" svg:x="2.794cm" svg:y="3.81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3" draw:layer="layout" svg:width="14.848cm" svg:height="11.136cm" svg:x="3.075cm" svg:y="2.257cm" draw:page-number="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8" draw:text-style-name="P24" draw:layer="layout" svg:width="21.082cm" svg:height="0.988cm" svg:x="5.588cm" svg:y="10.965cm">
          <draw:text-box>
            <text:p text:style-name="P23"><text:span text:style-name="T22">d rwx r-x r-- 2 bneron CIB <text:s text:c="2"/>4096 Mar <text:s/>4 <text:s/>2014 Matrix</text:span></text:p>
          </draw:text-box>
        </draw:frame>
        <draw:custom-shape draw:style-name="gr29" draw:text-style-name="P1" draw:layer="layout" svg:width="0.254cm" svg:height="1.152cm" draw:transform="rotate (1.5683528658421) translate (6.622cm 11.92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9" draw:text-style-name="P1" draw:layer="layout" svg:width="0.254cm" svg:height="1.152cm" draw:transform="rotate (1.5683528658421) translate (9.724cm 11.92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9" draw:text-style-name="P1" draw:layer="layout" svg:width="0.254cm" svg:height="1.152cm" draw:transform="rotate (1.5683528658421) translate (8.125cm 11.92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" draw:text-style-name="P4" draw:layer="layout" svg:width="0.959cm" svg:height="0.962cm" svg:x="6.712cm" svg:y="12.046cm">
          <draw:text-box>
            <text:p><text:span text:style-name="T3">U</text:span></text:p>
          </draw:text-box>
        </draw:frame>
        <draw:frame draw:style-name="gr8" draw:text-style-name="P4" draw:layer="layout" svg:width="0.997cm" svg:height="0.962cm" svg:x="8.213cm" svg:y="12.046cm">
          <draw:text-box>
            <text:p><text:span text:style-name="T3">G</text:span></text:p>
          </draw:text-box>
        </draw:frame>
        <draw:frame draw:style-name="gr8" draw:text-style-name="P4" draw:layer="layout" svg:width="0.997cm" svg:height="0.962cm" svg:x="9.914cm" svg:y="12.046cm">
          <draw:text-box>
            <text:p><text:span text:style-name="T3">O</text:span></text:p>
          </draw:text-box>
        </draw:frame>
        <draw:g>
          <draw:custom-shape draw:style-name="gr11" draw:text-style-name="P1" draw:layer="layout" svg:width="20.61cm" svg:height="2.464cm" svg:x="5.57cm" svg:y="10.55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1.082cm" svg:height="2.54cm" svg:x="5.334cm" svg:y="10.514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3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draw:stroke-dash="Dashed_20__28_var_29__20_4" svg:stroke-width="0.102cm" svg:stroke-color="#000000" draw:marker-start-width="0.508cm" draw:marker-end-width="0.508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trand Neron</meta:initial-creator>
    <meta:creation-date>2014-10-13T13:47:10.293827151</meta:creation-date>
    <dc:date>2014-10-17T20:15:36.372605480</dc:date>
    <meta:editing-duration>P3DT8H45M3S</meta:editing-duration>
    <meta:editing-cycles>7</meta:editing-cycles>
    <meta:generator>LibreOffice/4.2.6.3$Linux_X86_64 LibreOffice_project/420m0$Build-3</meta:generator>
    <meta:document-statistic meta:object-count="643"/>
  </office:meta>
</office:document-meta>
</file>